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4"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7"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8"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9"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0" style:family="graphic" style:parent-style-name="standard">
      <style:graphic-properties draw:stroke="none" draw:fill="none" draw:textarea-vertical-align="middle" fo:min-height="1.035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12" style:family="graphic" style:parent-style-name="standard">
      <style:graphic-properties draw:stroke="none" draw:fill="none" draw:textarea-vertical-align="middle" fo:min-height="1.136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4" style:family="graphic" style:parent-style-name="standard">
      <style:graphic-properties draw:stroke="none" draw:fill="none" draw:textarea-vertical-align="middle" fo:min-height="3.158cm" fo:min-width="2.54cm" fo:padding-top="0.071cm" fo:padding-bottom="0.071cm" fo:padding-left="0.071cm" fo:padding-right="0.071cm"/>
    </style:style>
    <style:style style:name="gr15"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6"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7"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8"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9" style:family="graphic" style:parent-style-name="standard">
      <style:graphic-properties draw:stroke="none" draw:fill="none" draw:textarea-vertical-align="middle" fo:min-height="1.669cm" fo:min-width="2.54cm" fo:padding-top="0.071cm" fo:padding-bottom="0.071cm" fo:padding-left="0.071cm" fo:padding-right="0.071cm"/>
    </style:style>
    <style:style style:name="gr20"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21"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22"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23" style:family="graphic" style:parent-style-name="standard">
      <style:graphic-properties draw:stroke="none" draw:fill="solid" draw:fill-color="#fae9dc" draw:shadow="visible" draw:shadow-offset-x="0.051cm" draw:shadow-offset-y="0.051cm" draw:shadow-color="#cdcdcd" draw:shadow-opacity="50%"/>
    </style:style>
    <style:style style:name="gr24" style:family="graphic" style:parent-style-name="standard">
      <style:graphic-properties draw:stroke="solid" svg:stroke-width="0.009cm" svg:stroke-color="#ff0000" svg:stroke-opacity="100%" draw:stroke-linejoin="round" draw:fill="none" fo:padding-top="0.129cm" fo:padding-bottom="0.129cm" fo:padding-left="0.254cm" fo:padding-right="0.254cm" draw:shadow="hidden"/>
    </style:style>
    <style:style style:name="gr25" style:family="graphic" style:parent-style-name="standard">
      <style:graphic-properties draw:stroke="none" draw:fill="none" draw:textarea-vertical-align="middle" fo:min-height="3.218cm" fo:min-width="2.54cm" fo:padding-top="0.141cm" fo:padding-bottom="0.141cm" fo:padding-left="0.141cm" fo:padding-right="0.141cm"/>
    </style:style>
    <style:style style:name="gr26" style:family="graphic" style:parent-style-name="standard">
      <style:graphic-properties draw:stroke="none" draw:fill="none" draw:textarea-vertical-align="middle" fo:min-height="4.891cm" fo:min-width="2.54cm" fo:padding-top="0.071cm" fo:padding-bottom="0.071cm" fo:padding-left="0.071cm" fo:padding-right="0.071cm"/>
    </style:style>
    <style:style style:name="gr27" style:family="graphic" style:parent-style-name="standard">
      <style:graphic-properties draw:stroke="none" draw:fill="none" draw:textarea-vertical-align="middle" fo:min-height="3.654cm" fo:min-width="2.54cm" fo:padding-top="0.141cm" fo:padding-bottom="0.141cm" fo:padding-left="0.141cm" fo:padding-right="0.141cm"/>
    </style:style>
    <style:style style:name="gr28"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29" style:family="graphic" style:parent-style-name="standard">
      <style:graphic-properties draw:stroke="none" draw:fill="none" draw:textarea-vertical-align="middle" fo:min-height="2.727cm" fo:min-width="2.54cm" fo:padding-top="0.071cm" fo:padding-bottom="0.071cm" fo:padding-left="0.071cm" fo:padding-right="0.071cm"/>
    </style:style>
    <style:style style:name="gr30" style:family="graphic" style:parent-style-name="standard">
      <style:graphic-properties draw:stroke="none" draw:fill="none" draw:textarea-vertical-align="middle" fo:min-height="3.291cm" fo:min-width="2.54cm" fo:padding-top="0.071cm" fo:padding-bottom="0.071cm" fo:padding-left="0.071cm" fo:padding-right="0.071cm"/>
    </style:style>
    <style:style style:name="gr31" style:family="graphic" style:parent-style-name="standard">
      <style:graphic-properties draw:stroke="none" draw:fill="gradient" draw:fill-gradient-name="Gradient_5f_0" draw:shadow="visible" draw:shadow-offset-x="0.051cm" draw:shadow-offset-y="0.051cm" draw:shadow-color="#cdcdcd" draw:shadow-opacity="50%"/>
    </style:style>
    <style:style style:name="gr32"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33" style:family="graphic" style:parent-style-name="standard">
      <style:graphic-properties draw:stroke="none" draw:fill="none" draw:textarea-vertical-align="middle" fo:min-height="4.419cm" fo:min-width="2.54cm" fo:padding-top="0.071cm" fo:padding-bottom="0.071cm" fo:padding-left="0.071cm" fo:padding-right="0.071cm"/>
    </style:style>
    <style:style style:name="gr34"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35" style:family="graphic" style:parent-style-name="standard">
      <style:graphic-properties draw:stroke="none" draw:fill="none" draw:textarea-vertical-align="middle" fo:min-height="2.765cm" fo:min-width="2.54cm" fo:padding-top="0.071cm" fo:padding-bottom="0.071cm" fo:padding-left="0.071cm" fo:padding-right="0.071cm"/>
    </style:style>
    <style:style style:name="gr36" style:family="graphic" style:parent-style-name="standard">
      <style:graphic-properties draw:stroke="none" draw:fill="none" draw:textarea-vertical-align="middle" fo:min-height="1.158cm" fo:min-width="2.54cm" fo:padding-top="0.071cm" fo:padding-bottom="0.071cm" fo:padding-left="0.071cm" fo:padding-right="0.071cm"/>
    </style:style>
    <style:style style:name="gr37" style:family="graphic" style:parent-style-name="standard">
      <style:graphic-properties draw:stroke="none" draw:fill="none" draw:textarea-vertical-align="middle" fo:min-height="0.471cm" fo:min-width="2.54cm" fo:padding-top="0.071cm" fo:padding-bottom="0.071cm" fo:padding-left="0.071cm" fo:padding-right="0.071cm"/>
    </style:style>
    <style:style style:name="gr38" style:family="graphic" style:parent-style-name="standard">
      <style:graphic-properties draw:stroke="none" draw:fill="none" draw:textarea-vertical-align="middle" fo:min-height="2.163cm" fo:min-width="2.54cm" fo:padding-top="0.071cm" fo:padding-bottom="0.071cm" fo:padding-left="0.071cm" fo:padding-right="0.071cm"/>
    </style:style>
    <style:style style:name="gr39" style:family="graphic" style:parent-style-name="standard">
      <style:graphic-properties draw:stroke="none" draw:fill="none" draw:textarea-vertical-align="middle" fo:min-height="1.848cm" fo:min-width="2.54cm" fo:padding-top="0.071cm" fo:padding-bottom="0.071cm" fo:padding-left="0.071cm" fo:padding-right="0.071cm"/>
    </style:style>
    <style:style style:name="gr40" style:family="graphic" style:parent-style-name="standard">
      <style:graphic-properties draw:stroke="none" draw:fill="none" draw:textarea-vertical-align="middle" fo:min-height="1.558cm" fo:min-width="2.54cm" fo:padding-top="0.071cm" fo:padding-bottom="0.071cm" fo:padding-left="0.071cm" fo:padding-right="0.071cm"/>
    </style:style>
    <style:style style:name="gr41" style:family="graphic" style:parent-style-name="standard">
      <style:graphic-properties draw:stroke="solid" svg:stroke-width="0.053cm" svg:stroke-color="#5f6c35" svg:stroke-opacity="100%" draw:stroke-linejoin="round" draw:fill="none" fo:padding-top="0.151cm" fo:padding-bottom="0.151cm" fo:padding-left="0.276cm" fo:padding-right="0.276cm" draw:shadow="hidden"/>
    </style:style>
    <style:style style:name="gr42" style:family="graphic" style:parent-style-name="standard">
      <style:graphic-properties draw:stroke="none" draw:fill="none" draw:textarea-vertical-align="middle" fo:min-height="3.514cm" fo:min-width="2.54cm" fo:padding-top="0.071cm" fo:padding-bottom="0.071cm" fo:padding-left="0.071cm" fo:padding-right="0.071cm"/>
    </style:style>
    <style:style style:name="gr43" style:family="graphic" style:parent-style-name="standard">
      <style:graphic-properties draw:stroke="none" draw:fill="none" draw:textarea-vertical-align="middle" fo:min-height="4.518cm" fo:min-width="2.54cm" fo:padding-top="0.141cm" fo:padding-bottom="0.141cm" fo:padding-left="0.141cm" fo:padding-right="0.141cm"/>
    </style:style>
    <style:style style:name="gr44"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45"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46"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47"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48"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49"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50"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51"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52" style:family="graphic" style:parent-style-name="standard">
      <style:graphic-properties draw:stroke="none" draw:fill="none" draw:textarea-vertical-align="middle" fo:min-height="1.374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style:paragraph-properties fo:margin-left="0cm" fo:margin-right="0cm" fo:margin-top="0cm" fo:margin-bottom="0cm" fo:line-height="120%" fo:text-align="center" fo:text-indent="0cm"/>
    </style:style>
    <style:style style:name="P5" style:family="paragraph">
      <style:paragraph-properties fo:margin-left="0cm" fo:margin-right="0cm" fo:margin-top="0cm" fo:margin-bottom="0cm" fo:line-height="120%" fo:text-align="center" fo:text-indent="0cm"/>
      <style:text-properties fo:font-size="18pt" style:font-size-asian="18pt" style:font-size-complex="18pt"/>
    </style:style>
    <style:style style:name="P6" style:family="paragraph">
      <loext:graphic-properties draw:fill="none"/>
      <style:text-properties fo:font-size="18pt" style:font-size-asian="18pt" style:font-size-complex="18pt"/>
    </style:style>
    <style:style style:name="P7" style:family="paragraph">
      <loext:graphic-properties draw:fill="solid" draw:fill-color="#fae9dc"/>
    </style:style>
    <style:style style:name="P8" style:family="paragraph">
      <style:paragraph-properties fo:margin-left="0.635cm" fo:margin-right="0cm" fo:margin-top="0cm" fo:margin-bottom="0.353cm" fo:line-height="100%" fo:text-align="start" fo:text-indent="-0.635cm"/>
    </style:style>
    <style:style style:name="P9" style:family="paragraph">
      <loext:graphic-properties draw:fill="gradient" draw:fill-gradient-name="Gradient_5f_0"/>
    </style:style>
    <style:style style:name="P10" style:family="paragraph">
      <style:paragraph-properties fo:margin-left="0cm" fo:margin-right="0cm" fo:margin-top="0cm" fo:margin-bottom="0.353cm" fo:line-height="100%" fo:text-align="start" fo:text-indent="0cm"/>
    </style:style>
    <style:style style:name="P11" style:family="paragraph">
      <style:paragraph-properties fo:margin-left="0cm" fo:margin-right="0cm" fo:margin-top="0cm" fo:margin-bottom="0.353cm" fo:line-height="100%" fo:text-align="start" fo:text-indent="0cm"/>
      <style:text-properties style:text-underline-style="none"/>
    </style:style>
    <style:style style:name="P12" style:family="paragraph">
      <style:paragraph-properties fo:margin-left="0.635cm" fo:margin-right="0cm" fo:margin-top="0cm" fo:margin-bottom="0.353cm" fo:line-height="100%" fo:text-align="start" fo:text-indent="-0.635cm"/>
      <style:text-properties style:text-underline-style="none"/>
    </style:style>
    <style:style style:name="P13" style:family="paragraph">
      <loext:graphic-properties draw:fill="none"/>
      <style:text-properties style:text-underline-style="none"/>
    </style:style>
    <style:style style:name="P14" style:family="paragraph">
      <style:paragraph-properties fo:margin-left="0cm" fo:margin-right="0cm" fo:margin-top="0cm" fo:margin-bottom="0.212cm" fo:line-height="120%" fo:text-align="justify" fo:text-indent="0cm"/>
    </style:style>
    <style:style style:name="P15" style:family="paragraph">
      <style:paragraph-properties fo:margin-left="0cm" fo:margin-right="0cm" fo:margin-top="0cm" fo:margin-bottom="0cm" fo:line-height="120%" fo:text-align="start" fo:text-indent="0cm"/>
    </style:style>
    <style:style style:name="P16"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8pt" style:font-name-asian="Calibri1" style:font-size-asian="18pt" style:font-name-complex="Calibri1" style:font-size-complex="18pt"/>
    </style:style>
    <style:style style:name="T7" style:family="text">
      <style:text-properties fo:color="#000000" style:font-name="Calibri1" fo:font-size="11pt" style:font-name-asian="Calibri1" style:font-size-asian="11pt" style:font-name-complex="Calibri1" style:font-size-complex="11pt"/>
    </style:style>
    <style:style style:name="T8" style:family="text">
      <style:text-properties fo:color="#000000" style:font-name="Calibri1" fo:font-size="24pt" style:font-name-asian="Calibri1" style:font-size-asian="24pt" style:font-name-complex="Calibri1" style:font-size-complex="24pt"/>
    </style:style>
    <style:style style:name="T9" style:family="text">
      <style:text-properties fo:color="#000000" style:font-name="Calibri1" fo:font-size="12pt" style:font-name-asian="Calibri1" style:font-size-asian="12pt" style:font-name-complex="Calibri1" style:font-size-complex="12pt"/>
    </style:style>
    <style:style style:name="T10" style:family="text">
      <style:text-properties fo:color="#c00000" style:font-name="Calibri1" fo:font-size="18pt" fo:font-weight="bold" style:font-name-asian="Calibri1" style:font-size-asian="18pt" style:font-weight-asian="bold" style:font-name-complex="Calibri1" style:font-size-complex="18pt" style:font-weight-complex="bold"/>
    </style:style>
    <style:style style:name="T11" style:family="text">
      <style:text-properties fo:color="#5f6c35" style:font-name="Calibri1" fo:font-size="11pt" fo:font-weight="bold" style:font-name-asian="Calibri1" style:font-size-asian="11pt" style:font-weight-asian="bold" style:font-name-complex="Calibri1" style:font-size-complex="11pt" style:font-weight-complex="bold"/>
    </style:style>
    <style:style style:name="T12" style:family="text">
      <style:text-properties fo:color="#c00000" style:font-name="Calibri1" fo:font-size="11pt" fo:font-weight="bold" style:font-name-asian="Calibri1" style:font-size-asian="11pt" style:font-weight-asian="bold" style:font-name-complex="Calibri1" style:font-size-complex="11pt" style:font-weight-complex="bold"/>
    </style:style>
    <style:style style:name="T13" style:family="text">
      <style:text-properties fo:color="#0070c0" style:font-name="Calibri1" fo:font-size="14pt" fo:font-weight="bold" style:font-name-asian="Calibri1" style:font-size-asian="14pt" style:font-weight-asian="bold" style:font-name-complex="Calibri1" style:font-size-complex="14pt" style:font-weight-complex="bold"/>
    </style:style>
    <style:style style:name="T14" style:family="text">
      <style:text-properties fo:color="#c00000" style:font-name="Calibri1" fo:font-size="11pt" style:font-name-asian="Calibri1" style:font-size-asian="11pt" style:font-name-complex="Calibri1" style:font-size-complex="11pt"/>
    </style:style>
    <style:style style:name="T15" style:family="text">
      <style:text-properties fo:color="#c00000" style:font-name="Arial1" fo:font-size="11pt" style:text-underline-style="none" fo:font-weight="bold" style:font-name-asian="Arial1" style:font-size-asian="11pt" style:font-weight-asian="bold" style:font-name-complex="Arial1" style:font-size-complex="11pt" style:font-weight-complex="bold"/>
    </style:style>
    <style:style style:name="T16" style:family="text">
      <style:text-properties fo:color="#c00000"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7"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5f6c35" style:font-name="Calibri1" fo:font-size="12pt" style:font-name-asian="Calibri1" style:font-size-asian="12pt" style:font-name-complex="Calibri1" style:font-size-complex="12pt"/>
    </style:style>
    <style:style style:name="T20"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21"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2" style:family="text">
      <style:text-properties fo:color="#000000" style:font-name="Calibri1" fo:font-size="12pt" fo:font-weight="bold" style:font-name-asian="Calibri1" style:font-size-asian="12pt" style:font-weight-asian="bold" style:font-name-complex="Calibri1"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22cm" svg:y="0.71cm" svg:viewBox="0 0 28351 1566" draw:points="0,1566 28351,1566 28351,0 0,0">
            <text:p/>
          </draw:polygon>
          <draw:polygon draw:style-name="gr2" draw:text-style-name="P2" draw:layer="layout" svg:width="28.35cm" svg:height="1.565cm" svg:x="0.622cm" svg:y="0.71cm" svg:viewBox="0 0 28351 1566" draw:points="0,1566 28351,1566 28351,0 0,0">
            <text:p/>
          </draw:polygon>
        </draw:g>
        <draw:g>
          <draw:polygon draw:style-name="gr1" draw:text-style-name="P1" draw:layer="layout" svg:width="28.35cm" svg:height="0.5cm" svg:x="0.622cm" svg:y="1.275cm" svg:viewBox="0 0 28351 501" draw:points="0,501 28351,501 28351,0 0,0">
            <text:p/>
          </draw:polygon>
          <draw:frame draw:style-name="gr3" draw:text-style-name="P2" draw:layer="layout" svg:width="28.35cm" svg:height="1.485cm" svg:x="0.622cm" svg:y="0.783cm">
            <draw:text-box>
              <text:p text:style-name="P3"><text:span text:style-name="T1">Sexual Assault/Rape Emergency </text:span></text:p>
            </draw:text-box>
          </draw:frame>
        </draw:g>
        <draw:g>
          <draw:polygon draw:style-name="gr1" draw:text-style-name="P1" draw:layer="layout" svg:width="0.5cm" svg:height="1cm" svg:x="0.462cm" svg:y="4.373cm" svg:viewBox="0 0 501 1001" draw:points="0,1001 501,1001 501,0 0,0">
            <text:p/>
          </draw:polygon>
          <draw:frame draw:style-name="gr4" draw:text-style-name="P2" draw:layer="layout" svg:width="0.5cm" svg:height="2.345cm" svg:x="0.462cm" svg:y="3.701cm">
            <draw:text-box>
              <text:p text:style-name="P3"><text:span text:style-name="T2">1</text:span></text:p>
            </draw:text-box>
          </draw:frame>
        </draw:g>
        <draw:g>
          <draw:line draw:style-name="gr5" draw:text-style-name="P2" draw:layer="layout" svg:x1="2.012cm" svg:y1="4.874cm" svg:x2="28.973cm" svg:y2="4.848cm">
            <text:p/>
          </draw:line>
          <draw:frame draw:style-name="gr6" draw:text-style-name="P2" draw:layer="layout" svg:width="5.332cm" svg:height="1.053cm" svg:x="12.825cm" svg:y="4.334cm">
            <draw:text-box>
              <text:p text:style-name="P3"><text:span text:style-name="T3">Immediate actions</text:span></text:p>
            </draw:text-box>
          </draw:frame>
        </draw:g>
        <draw:g>
          <draw:polygon draw:style-name="gr1" draw:text-style-name="P1" draw:layer="layout" svg:width="5cm" svg:height="0.5cm" svg:x="23.972cm" svg:y="40.645cm" svg:viewBox="0 0 5001 501" draw:points="0,501 5001,501 5001,0 0,0">
            <text:p/>
          </draw:polygon>
          <draw:frame draw:style-name="gr7" draw:text-style-name="P2" draw:layer="layout" svg:width="5cm" svg:height="0.622cm" svg:x="23.972cm" svg:y="40.584cm">
            <draw:text-box>
              <text:p text:style-name="P3"><text:span text:style-name="T4">Sexual Assault/Rape Emergency </text:span></text:p>
            </draw:text-box>
          </draw:frame>
        </draw:g>
        <draw:g>
          <draw:polygon draw:style-name="gr1" draw:text-style-name="P1" draw:layer="layout" svg:width="0.5cm" svg:height="1cm" svg:x="0.472cm" svg:y="40.655cm" svg:viewBox="0 0 501 1001" draw:points="0,1001 501,1001 501,0 0,0">
            <text:p/>
          </draw:polygon>
          <draw:frame draw:style-name="gr4" draw:text-style-name="P2" draw:layer="layout" svg:width="0.5cm" svg:height="2.345cm" svg:x="0.472cm" svg:y="39.983cm">
            <draw:text-box>
              <text:p text:style-name="P3"><text:span text:style-name="T2">3</text:span></text:p>
            </draw:text-box>
          </draw:frame>
        </draw:g>
        <draw:g>
          <draw:line draw:style-name="gr5" draw:text-style-name="P2" draw:layer="layout" svg:x1="2.022cm" svg:y1="41.156cm" svg:x2="28.983cm" svg:y2="41.13cm">
            <text:p/>
          </draw:line>
          <draw:frame draw:style-name="gr6" draw:text-style-name="P2" draw:layer="layout" svg:width="5.967cm" svg:height="1.053cm" svg:x="12.518cm" svg:y="40.616cm">
            <draw:text-box>
              <text:p text:style-name="P3"><text:span text:style-name="T3">Roles at Incident Site</text:span></text:p>
            </draw:text-box>
          </draw:frame>
        </draw:g>
        <draw:g>
          <draw:g>
            <draw:path draw:style-name="gr1" draw:text-style-name="P1" draw:layer="layout" svg:width="4.7cm" svg:height="1.5cm" svg:x="1.5cm" svg:y="41.705cm" svg:viewBox="0 0 4701 1501" svg:d="M4202 1501c92 0 169-21 249-67s137-103 183-183 67-158 67-250v-502c0-91-21-169-67-249s-103-137-183-183-157-67-249-67h-3703c-92 0-169 21-249 67s-137 103-183 183-67 158-67 249v502c0 92 21 170 67 250s103 137 183 183 157 67 249 67z">
              <text:p/>
            </draw:path>
            <draw:path draw:style-name="gr2" draw:text-style-name="P2" draw:layer="layout" svg:width="4.7cm" svg:height="1.5cm" svg:x="1.5cm" svg:y="41.705cm" svg:viewBox="0 0 4701 1501" svg:d="M4202 1501c92 0 169-21 249-67s137-103 183-183 67-158 67-250v-502c0-91-21-169-67-249s-103-137-183-183-157-67-249-67h-3703c-92 0-169 21-249 67s-137 103-183 183-67 158-67 249v502c0 92 21 170 67 250s103 137 183 183 157 67 249 67z">
              <text:p/>
            </draw:path>
          </draw:g>
          <draw:frame draw:style-name="gr8" draw:text-style-name="P2" draw:layer="layout" svg:width="4.7cm" svg:height="1.57cm" svg:x="1.5cm" svg:y="41.67cm">
            <draw:text-box>
              <text:p text:style-name="P3"><text:span text:style-name="T5">MSL</text:span></text:p>
            </draw:text-box>
          </draw:frame>
        </draw:g>
        <draw:g>
          <draw:g>
            <draw:path draw:style-name="gr1" draw:text-style-name="P1" draw:layer="layout" svg:width="4cm" svg:height="1.5cm" svg:x="6.786cm" svg:y="41.705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6.786cm" svg:y="41.705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6.786cm" svg:y="41.67cm">
            <draw:text-box>
              <text:p text:style-name="P3"><text:span text:style-name="T5">NOMAD</text:span></text:p>
            </draw:text-box>
          </draw:frame>
        </draw:g>
        <draw:g>
          <draw:g>
            <draw:path draw:style-name="gr1" draw:text-style-name="P1" draw:layer="layout" svg:width="3.528cm" svg:height="1.5cm" svg:x="11.472cm" svg:y="41.705cm" svg:viewBox="0 0 3529 1501" svg:d="M3029 1501c92 0 170-21 250-67s137-103 183-183 67-158 67-250v-502c0-91-21-169-67-249s-103-137-183-183-158-67-250-67h-2530c-92 0-169 21-249 67s-137 103-183 183-67 158-67 249v502c0 92 21 170 67 250s103 137 183 183 157 67 249 67z">
              <text:p/>
            </draw:path>
            <draw:path draw:style-name="gr2" draw:text-style-name="P2" draw:layer="layout" svg:width="3.528cm" svg:height="1.5cm" svg:x="11.472cm" svg:y="41.705cm" svg:viewBox="0 0 3529 1501" svg:d="M3029 1501c92 0 170-21 250-67s137-103 183-183 67-158 67-250v-502c0-91-21-169-67-249s-103-137-183-183-158-67-250-67h-2530c-92 0-169 21-249 67s-137 103-183 183-67 158-67 249v502c0 92 21 170 67 250s103 137 183 183 157 67 249 67z">
              <text:p/>
            </draw:path>
          </draw:g>
          <draw:frame draw:style-name="gr9" draw:text-style-name="P2" draw:layer="layout" svg:width="3.528cm" svg:height="1.5cm" svg:x="11.472cm" svg:y="41.705cm">
            <draw:text-box>
              <text:p text:style-name="P3"><text:span text:style-name="T6">MEDTEAM</text:span></text:p>
            </draw:text-box>
          </draw:frame>
        </draw:g>
        <draw:g>
          <draw:g>
            <draw:polygon draw:style-name="gr1" draw:text-style-name="P1" draw:layer="layout" svg:width="3.1cm" svg:height="1cm" svg:x="11.6cm" svg:y="43.46cm" svg:viewBox="0 0 3101 1001" draw:points="0,1001 3101,1001 3101,0 0,0">
              <text:p/>
            </draw:polygon>
            <draw:polygon draw:style-name="gr2" draw:text-style-name="P2" draw:layer="layout" svg:width="3.1cm" svg:height="1cm" svg:x="11.6cm" svg:y="43.46cm" svg:viewBox="0 0 3101 1001" draw:points="0,1001 3101,1001 3101,0 0,0">
              <text:p/>
            </draw:polygon>
          </draw:g>
          <draw:frame draw:style-name="gr10" draw:text-style-name="P2" draw:layer="layout" svg:width="3.1cm" svg:height="1.177cm" svg:x="11.6cm" svg:y="43.372cm">
            <draw:text-box>
              <text:p text:style-name="P3"><text:span text:style-name="T7">Treatment of victim(s)</text:span></text:p>
            </draw:text-box>
          </draw:frame>
        </draw:g>
        <draw:g>
          <draw:g>
            <draw:polygon draw:style-name="gr1" draw:text-style-name="P1" draw:layer="layout" svg:width="3.1cm" svg:height="1.35cm" svg:x="11.6cm" svg:y="44.685cm" svg:viewBox="0 0 3101 1351" draw:points="0,1351 3101,1351 3101,0 0,0">
              <text:p/>
            </draw:polygon>
            <draw:polygon draw:style-name="gr2" draw:text-style-name="P2" draw:layer="layout" svg:width="3.1cm" svg:height="1.35cm" svg:x="11.6cm" svg:y="44.685cm" svg:viewBox="0 0 3101 1351" draw:points="0,1351 3101,1351 3101,0 0,0">
              <text:p/>
            </draw:polygon>
          </draw:g>
          <draw:frame draw:style-name="gr11" draw:text-style-name="P2" draw:layer="layout" svg:width="3.1cm" svg:height="1.741cm" svg:x="11.6cm" svg:y="44.49cm">
            <draw:text-box>
              <text:p text:style-name="P3"><text:span text:style-name="T7">Coordinate evacuation(s) with MSL</text:span></text:p>
            </draw:text-box>
          </draw:frame>
        </draw:g>
        <draw:g>
          <draw:g>
            <draw:path draw:style-name="gr1" draw:text-style-name="P1" draw:layer="layout" svg:width="3.063cm" svg:height="1.5cm" svg:x="15.5cm" svg:y="41.705cm" svg:viewBox="0 0 3064 1501" svg:d="M2564 1501c92 0 170-21 250-67s137-103 183-183 67-158 67-250v-502c0-91-21-169-67-249s-103-137-183-183-158-67-250-67h-2065c-92 0-169 21-249 67s-137 103-183 183-67 158-67 249v502c0 92 21 170 67 250s103 137 183 183 157 67 249 67z">
              <text:p/>
            </draw:path>
            <draw:path draw:style-name="gr2" draw:text-style-name="P2" draw:layer="layout" svg:width="3.063cm" svg:height="1.5cm" svg:x="15.5cm" svg:y="41.705cm" svg:viewBox="0 0 3064 1501" svg:d="M2564 1501c92 0 170-21 250-67s137-103 183-183 67-158 67-250v-502c0-91-21-169-67-249s-103-137-183-183-158-67-250-67h-2065c-92 0-169 21-249 67s-137 103-183 183-67 158-67 249v502c0 92 21 170 67 250s103 137 183 183 157 67 249 67z">
              <text:p/>
            </draw:path>
          </draw:g>
          <draw:frame draw:style-name="gr9" draw:text-style-name="P2" draw:layer="layout" svg:width="3.063cm" svg:height="1.5cm" svg:x="15.5cm" svg:y="41.705cm">
            <draw:text-box>
              <text:p text:style-name="P3"><text:span text:style-name="T8">INTR</text:span></text:p>
            </draw:text-box>
          </draw:frame>
        </draw:g>
        <draw:g>
          <draw:g>
            <draw:polygon draw:style-name="gr1" draw:text-style-name="P1" draw:layer="layout" svg:width="3cm" svg:height="1.278cm" svg:x="15.563cm" svg:y="43.483cm" svg:viewBox="0 0 3001 1279" draw:points="0,1279 3001,1279 3001,0 0,0">
              <text:p/>
            </draw:polygon>
            <draw:polygon draw:style-name="gr2" draw:text-style-name="P2" draw:layer="layout" svg:width="3cm" svg:height="1.278cm" svg:x="15.563cm" svg:y="43.483cm" svg:viewBox="0 0 3001 1279" draw:points="0,1279 3001,1279 3001,0 0,0">
              <text:p/>
            </draw:polygon>
          </draw:g>
          <draw:frame draw:style-name="gr12" draw:text-style-name="P2" draw:layer="layout" svg:width="3cm" svg:height="1.278cm" svg:x="15.563cm" svg:y="43.483cm">
            <draw:text-box>
              <text:p text:style-name="P3"><text:span text:style-name="T7">Exclusively under direction of MSL</text:span></text:p>
            </draw:text-box>
          </draw:frame>
        </draw:g>
        <draw:g>
          <draw:polygon draw:style-name="gr1" draw:text-style-name="P1" draw:layer="layout" svg:width="5cm" svg:height="0.5cm" svg:x="23.962cm" svg:y="60.3cm" svg:viewBox="0 0 5001 501" draw:points="0,501 5001,501 5001,0 0,0">
            <text:p/>
          </draw:polygon>
          <draw:frame draw:style-name="gr7" draw:text-style-name="P2" draw:layer="layout" svg:width="5cm" svg:height="0.622cm" svg:x="23.962cm" svg:y="60.239cm">
            <draw:text-box>
              <text:p text:style-name="P3"><text:span text:style-name="T4">Sexual Assault/Rape Emergency </text:span></text:p>
            </draw:text-box>
          </draw:frame>
        </draw:g>
        <draw:g>
          <draw:polygon draw:style-name="gr1" draw:text-style-name="P1" draw:layer="layout" svg:width="0.5cm" svg:height="1cm" svg:x="0.462cm" svg:y="60.31cm" svg:viewBox="0 0 501 1001" draw:points="0,1001 501,1001 501,0 0,0">
            <text:p/>
          </draw:polygon>
          <draw:frame draw:style-name="gr4" draw:text-style-name="P2" draw:layer="layout" svg:width="0.5cm" svg:height="2.345cm" svg:x="0.462cm" svg:y="59.638cm">
            <draw:text-box>
              <text:p text:style-name="P3"><text:span text:style-name="T2">4</text:span></text:p>
            </draw:text-box>
          </draw:frame>
        </draw:g>
        <draw:g>
          <draw:line draw:style-name="gr5" draw:text-style-name="P2" draw:layer="layout" svg:x1="2.012cm" svg:y1="60.811cm" svg:x2="28.973cm" svg:y2="60.785cm">
            <text:p/>
          </draw:line>
          <draw:frame draw:style-name="gr6" draw:text-style-name="P2" draw:layer="layout" svg:width="3.264cm" svg:height="1.053cm" svg:x="13.86cm" svg:y="60.271cm">
            <draw:text-box>
              <text:p text:style-name="P3"><text:span text:style-name="T3">Post-Event</text:span></text:p>
            </draw:text-box>
          </draw:frame>
        </draw:g>
        <draw:g>
          <draw:g>
            <draw:path draw:style-name="gr1" draw:text-style-name="P1" draw:layer="layout" svg:width="3.56cm" svg:height="1.5cm" svg:x="1.472cm" svg:y="5.448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1.472cm" svg:y="5.448cm" svg:viewBox="0 0 3561 1501" svg:d="M3061 1501c92 0 170-21 250-67s137-103 183-183 67-158 67-250v-502c0-91-21-169-67-249s-103-137-183-183-158-67-250-67h-2562c-91 0-169 21-249 67s-137 103-183 183-67 158-67 249v502c0 92 21 170 67 250s103 137 183 183 158 67 249 67z">
              <text:p/>
            </draw:path>
          </draw:g>
          <draw:frame draw:style-name="gr8" draw:text-style-name="P2" draw:layer="layout" svg:width="3.56cm" svg:height="1.57cm" svg:x="1.472cm" svg:y="5.413cm">
            <draw:text-box>
              <text:p text:style-name="P3"><text:span text:style-name="T5">MSL</text:span></text:p>
            </draw:text-box>
          </draw:frame>
        </draw:g>
        <draw:g>
          <draw:g>
            <draw:polygon draw:style-name="gr1" draw:text-style-name="P1" draw:layer="layout" svg:width="3.56cm" svg:height="1cm" svg:x="1.472cm" svg:y="7.449cm" svg:viewBox="0 0 3561 1001" draw:points="0,1001 3561,1001 3561,0 0,0">
              <text:p/>
            </draw:polygon>
            <draw:polygon draw:style-name="gr2" draw:text-style-name="P2" draw:layer="layout" svg:width="3.56cm" svg:height="1cm" svg:x="1.472cm" svg:y="7.449cm" svg:viewBox="0 0 3561 1001" draw:points="0,1001 3561,1001 3561,0 0,0">
              <text:p/>
            </draw:polygon>
          </draw:g>
          <draw:frame draw:style-name="gr13" draw:text-style-name="P2" draw:layer="layout" svg:width="3.56cm" svg:height="1.269cm" svg:x="1.472cm" svg:y="7.315cm">
            <draw:text-box>
              <text:p text:style-name="P3"><text:span text:style-name="T9">Declare "Radio Priority" </text:span></text:p>
            </draw:text-box>
          </draw:frame>
        </draw:g>
        <draw:g>
          <draw:g>
            <draw:polygon draw:style-name="gr1" draw:text-style-name="P1" draw:layer="layout" svg:width="3.56cm" svg:height="2.344cm" svg:x="1.472cm" svg:y="8.977cm" svg:viewBox="0 0 3561 2345" draw:points="0,2345 3561,2345 3561,0 0,0">
              <text:p/>
            </draw:polygon>
            <draw:path draw:style-name="gr2" draw:text-style-name="P2" draw:layer="layout" svg:width="3.56cm" svg:height="2.344cm" svg:x="1.472cm" svg:y="8.977cm" svg:viewBox="0 0 3561 2345" svg:d="M0 2345h3561v-2345h-3561zM160 2345v-2345M3401 2345v-2345">
              <text:p/>
            </draw:path>
          </draw:g>
          <draw:frame draw:style-name="gr14" draw:text-style-name="P4" draw:layer="layout" svg:width="3.24cm" svg:height="3.3cm" svg:x="1.632cm" svg:y="8.5cm">
            <draw:text-box>
              <text:p text:style-name="P3"><text:span text:style-name="T9">All personnel with radios switch to earpieces until incident is over</text:span></text:p>
            </draw:text-box>
          </draw:frame>
        </draw:g>
        <draw:g>
          <draw:g>
            <draw:polygon draw:style-name="gr1" draw:text-style-name="P1" draw:layer="layout" svg:width="3.56cm" svg:height="1cm" svg:x="1.5cm" svg:y="15.165cm" svg:viewBox="0 0 3561 1001" draw:points="0,1001 3561,1001 3561,0 0,0">
              <text:p/>
            </draw:polygon>
            <draw:polygon draw:style-name="gr2" draw:text-style-name="P2" draw:layer="layout" svg:width="3.56cm" svg:height="1cm" svg:x="1.5cm" svg:y="15.165cm" svg:viewBox="0 0 3561 1001" draw:points="0,1001 3561,1001 3561,0 0,0">
              <text:p/>
            </draw:polygon>
          </draw:g>
          <draw:frame draw:style-name="gr13" draw:text-style-name="P2" draw:layer="layout" svg:width="3.56cm" svg:height="1.269cm" svg:x="1.5cm" svg:y="15.031cm">
            <draw:text-box>
              <text:p text:style-name="P3"><text:span text:style-name="T9">Instruct GATE re closure if needed</text:span></text:p>
            </draw:text-box>
          </draw:frame>
        </draw:g>
        <draw:g>
          <draw:g>
            <draw:path draw:style-name="gr1" draw:text-style-name="P1" draw:layer="layout" svg:width="3.56cm" svg:height="1.5cm" svg:x="5.565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5.565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8" draw:text-style-name="P2" draw:layer="layout" svg:width="3.56cm" svg:height="1.57cm" svg:x="5.565cm" svg:y="5.414cm">
            <draw:text-box>
              <text:p text:style-name="P3"><text:span text:style-name="T5">GATE </text:span></text:p>
            </draw:text-box>
          </draw:frame>
        </draw:g>
        <draw:g>
          <draw:g>
            <draw:polygon draw:style-name="gr1" draw:text-style-name="P1" draw:layer="layout" svg:width="3.56cm" svg:height="2.2cm" svg:x="13.784cm" svg:y="7.448cm" svg:viewBox="0 0 3561 2201" draw:points="0,2201 3561,2201 3561,0 0,0">
              <text:p/>
            </draw:polygon>
            <draw:polygon draw:style-name="gr2" draw:text-style-name="P2" draw:layer="layout" svg:width="3.56cm" svg:height="2.2cm" svg:x="13.784cm" svg:y="7.448cm" svg:viewBox="0 0 3561 2201" draw:points="0,2201 3561,2201 3561,0 0,0">
              <text:p/>
            </draw:polygon>
          </draw:g>
          <draw:frame draw:style-name="gr15" draw:text-style-name="P2" draw:layer="layout" svg:width="3.56cm" svg:height="2.497cm" svg:x="13.784cm" svg:y="7.3cm">
            <draw:text-box>
              <text:p text:style-name="P3"><text:span text:style-name="T9">If a NM is already at the incident site, begin onsite role per step 3</text:span></text:p>
            </draw:text-box>
          </draw:frame>
        </draw:g>
        <draw:g>
          <draw:g>
            <draw:path draw:style-name="gr1" draw:text-style-name="P1" draw:layer="layout" svg:width="3.926cm" svg:height="1.5cm" svg:x="21.074cm" svg:y="21.86cm" svg:viewBox="0 0 3927 1501" svg:d="M3427 1501c92 0 170-21 250-67s137-103 183-183 67-158 67-250v-502c0-91-21-169-67-249s-103-137-183-183-158-67-250-67h-2928c-92 0-170 21-249 67-80 46-137 103-183 183s-67 158-67 249v502c0 92 21 170 67 250s103 137 183 183c79 46 157 67 249 67z">
              <text:p/>
            </draw:path>
            <draw:path draw:style-name="gr2" draw:text-style-name="P2" draw:layer="layout" svg:width="3.926cm" svg:height="1.5cm" svg:x="21.074cm" svg:y="21.86cm" svg:viewBox="0 0 3927 1501" svg:d="M3427 1501c92 0 170-21 250-67s137-103 183-183 67-158 67-250v-502c0-91-21-169-67-249s-103-137-183-183-158-67-250-67h-2928c-92 0-170 21-249 67-80 46-137 103-183 183s-67 158-67 249v502c0 92 21 170 67 250s103 137 183 183c79 46 157 67 249 67z">
              <text:p/>
            </draw:path>
          </draw:g>
          <draw:frame draw:style-name="gr8" draw:text-style-name="P2" draw:layer="layout" svg:width="3.926cm" svg:height="1.57cm" svg:x="21.074cm" svg:y="21.825cm">
            <draw:text-box>
              <text:p text:style-name="P3"><text:span text:style-name="T5">SL</text:span></text:p>
            </draw:text-box>
          </draw:frame>
        </draw:g>
        <draw:g>
          <draw:g>
            <draw:polygon draw:style-name="gr1" draw:text-style-name="P1" draw:layer="layout" svg:width="3.56cm" svg:height="1cm" svg:x="9.644cm" svg:y="7.448cm" svg:viewBox="0 0 3561 1001" draw:points="0,1001 3561,1001 3561,0 0,0">
              <text:p/>
            </draw:polygon>
            <draw:polygon draw:style-name="gr2" draw:text-style-name="P2" draw:layer="layout" svg:width="3.56cm" svg:height="1cm" svg:x="9.644cm" svg:y="7.448cm" svg:viewBox="0 0 3561 1001" draw:points="0,1001 3561,1001 3561,0 0,0">
              <text:p/>
            </draw:polygon>
          </draw:g>
          <draw:frame draw:style-name="gr13" draw:text-style-name="P2" draw:layer="layout" svg:width="3.56cm" svg:height="1.269cm" svg:x="9.644cm" svg:y="7.314cm">
            <draw:text-box>
              <text:p text:style-name="P3"><text:span text:style-name="T9">Report to Malfare Portacabin</text:span></text:p>
            </draw:text-box>
          </draw:frame>
        </draw:g>
        <draw:g>
          <draw:g>
            <draw:path draw:style-name="gr1" draw:text-style-name="P1" draw:layer="layout" svg:width="3.56cm" svg:height="1.5cm" svg:x="17.847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17.847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8" draw:text-style-name="P6" draw:layer="layout" svg:width="3.56cm" svg:height="1.977cm" svg:x="17.847cm" svg:y="5.21cm">
            <draw:text-box>
              <text:p text:style-name="P5"><text:span text:style-name="T6">Welfare Enough</text:span></text:p>
            </draw:text-box>
          </draw:frame>
        </draw:g>
        <draw:g>
          <draw:g>
            <draw:path draw:style-name="gr1" draw:text-style-name="P1" draw:layer="layout" svg:width="3.56cm" svg:height="1.5cm" svg:x="21.94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21.94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8" draw:text-style-name="P6" draw:layer="layout" svg:width="3.56cm" svg:height="1.57cm" svg:x="21.94cm" svg:y="5.414cm">
            <draw:text-box>
              <text:p text:style-name="P5"><text:span text:style-name="T6">Welfaeries</text:span></text:p>
            </draw:text-box>
          </draw:frame>
        </draw:g>
        <draw:g>
          <draw:g>
            <draw:polygon draw:style-name="gr1" draw:text-style-name="P1" draw:layer="layout" svg:width="3.56cm" svg:height="1.5cm" svg:x="21.94cm" svg:y="7.449cm" svg:viewBox="0 0 3561 1501" draw:points="0,1501 3561,1501 3561,0 0,0">
              <text:p/>
            </draw:polygon>
            <draw:polygon draw:style-name="gr2" draw:text-style-name="P2" draw:layer="layout" svg:width="3.56cm" svg:height="1.5cm" svg:x="21.94cm" svg:y="7.449cm" svg:viewBox="0 0 3561 1501" draw:points="0,1501 3561,1501 3561,0 0,0">
              <text:p/>
            </draw:polygon>
          </draw:g>
          <draw:frame draw:style-name="gr16" draw:text-style-name="P2" draw:layer="layout" svg:width="3.56cm" svg:height="1.5cm" svg:x="21.94cm" svg:y="7.449cm">
            <draw:text-box>
              <text:p text:style-name="P3"><text:span text:style-name="T9">Prep T&amp;E for incident response <text:s/></text:span></text:p>
            </draw:text-box>
          </draw:frame>
        </draw:g>
        <draw:line draw:style-name="gr17" draw:text-style-name="P2" draw:layer="layout" svg:x1="23.72cm" svg:y1="8.949cm" svg:x2="23.72cm" svg:y2="9.449cm">
          <text:p/>
        </draw:line>
        <draw:g>
          <draw:g>
            <draw:polygon draw:style-name="gr1" draw:text-style-name="P1" draw:layer="layout" svg:width="3.56cm" svg:height="2.511cm" svg:x="1.439cm" svg:y="11.989cm" svg:viewBox="0 0 3561 2512" draw:points="0,2512 3561,2512 3561,0 0,0">
              <text:p/>
            </draw:polygon>
            <draw:path draw:style-name="gr2" draw:text-style-name="P2" draw:layer="layout" svg:width="3.56cm" svg:height="2.511cm" svg:x="1.439cm" svg:y="11.989cm" svg:viewBox="0 0 3561 2512" svg:d="M0 2512h3561v-2512h-3561zM160 2512v-2512M3401 2512v-2512">
              <text:p/>
            </draw:path>
          </draw:g>
          <draw:frame draw:style-name="gr18" draw:text-style-name="P2" draw:layer="layout" svg:width="3.24cm" svg:height="3.111cm" svg:x="1.599cm" svg:y="11.689cm">
            <draw:text-box>
              <text:p text:style-name="P3"><text:span text:style-name="T9">MSL directs all radio communications for duration of event</text:span></text:p>
            </draw:text-box>
          </draw:frame>
        </draw:g>
        <draw:g>
          <draw:g>
            <draw:polygon draw:style-name="gr1" draw:text-style-name="P1" draw:layer="layout" svg:width="3.56cm" svg:height="3.012cm" svg:x="9.644cm" svg:y="8.947cm" svg:viewBox="0 0 3561 3013" draw:points="0,3013 3561,3013 3561,0 0,0">
              <text:p/>
            </draw:polygon>
            <draw:path draw:style-name="gr2" draw:text-style-name="P2" draw:layer="layout" svg:width="3.56cm" svg:height="3.012cm" svg:x="9.644cm" svg:y="8.947cm" svg:viewBox="0 0 3561 3013" svg:d="M0 3013h3561v-3013h-3561zM160 3013v-3013M3401 3013v-3013">
              <text:p/>
            </draw:path>
          </draw:g>
          <draw:frame draw:style-name="gr18" draw:text-style-name="P2" draw:layer="layout" svg:width="3.24cm" svg:height="3.111cm" svg:x="9.804cm" svg:y="8.898cm">
            <draw:text-box>
              <text:p text:style-name="P3"><text:span text:style-name="T9">Stand-by for decision regarding notification of Law Enforcement</text:span></text:p>
            </draw:text-box>
          </draw:frame>
        </draw:g>
        <draw:line draw:style-name="gr17" draw:text-style-name="P2" draw:layer="layout" svg:x1="11.423cm" svg:y1="8.448cm" svg:x2="11.423cm" svg:y2="8.948cm">
          <text:p/>
        </draw:line>
        <draw:g>
          <draw:g>
            <draw:polygon draw:style-name="gr1" draw:text-style-name="P1" draw:layer="layout" svg:width="3.56cm" svg:height="2.2cm" svg:x="21.94cm" svg:y="9.449cm" svg:viewBox="0 0 3561 2201" draw:points="0,2201 3561,2201 3561,0 0,0">
              <text:p/>
            </draw:polygon>
            <draw:path draw:style-name="gr2" draw:text-style-name="P2" draw:layer="layout" svg:width="3.56cm" svg:height="2.2cm" svg:x="21.94cm" svg:y="9.449cm" svg:viewBox="0 0 3561 2201" svg:d="M0 2201h3561v-2201h-3561zM160 2201v-2201M3401 2201v-2201">
              <text:p/>
            </draw:path>
          </draw:g>
          <draw:frame draw:style-name="gr15" draw:text-style-name="P2" draw:layer="layout" svg:width="3.24cm" svg:height="2.497cm" svg:x="22.1cm" svg:y="9.301cm">
            <draw:text-box>
              <text:p text:style-name="P3"><text:span text:style-name="T9">2x Welfaeries: prepare to take in incident-related cases </text:span></text:p>
            </draw:text-box>
          </draw:frame>
        </draw:g>
        <draw:g>
          <draw:g>
            <draw:polygon draw:style-name="gr1" draw:text-style-name="P1" draw:layer="layout" svg:width="3.56cm" svg:height="1.811cm" svg:x="21.94cm" svg:y="12.149cm" svg:viewBox="0 0 3561 1812" draw:points="0,1812 3561,1812 3561,0 0,0">
              <text:p/>
            </draw:polygon>
            <draw:path draw:style-name="gr2" draw:text-style-name="P2" draw:layer="layout" svg:width="3.56cm" svg:height="1.811cm" svg:x="21.94cm" svg:y="12.149cm" svg:viewBox="0 0 3561 1812" svg:d="M0 1812h3561v-1812h-3561zM160 1812v-1812M3401 1812v-1812">
              <text:p/>
            </draw:path>
          </draw:g>
          <draw:frame draw:style-name="gr19" draw:text-style-name="P2" draw:layer="layout" svg:width="3.24cm" svg:height="2.497cm" svg:x="22.1cm" svg:y="11.806cm">
            <draw:text-box>
              <text:p text:style-name="P3"><text:span text:style-name="T9">2x Welfaeries: continue normal Welfare Enough operations</text:span></text:p>
            </draw:text-box>
          </draw:frame>
        </draw:g>
        <draw:g>
          <draw:line draw:style-name="gr17" draw:text-style-name="P2" draw:layer="layout" svg:x1="23.72cm" svg:y1="11.649cm" svg:x2="23.72cm" svg:y2="12.148cm">
            <text:p/>
          </draw:line>
          <draw:frame draw:style-name="gr20" draw:text-style-name="P2" draw:layer="layout" svg:width="1.411cm" svg:height="1.219cm" svg:x="23.015cm" svg:y="11.289cm">
            <draw:text-box>
              <text:p/>
            </draw:text-box>
          </draw:frame>
        </draw:g>
        <draw:g>
          <draw:polygon draw:style-name="gr1" draw:text-style-name="P1" draw:layer="layout" svg:width="0.5cm" svg:height="1cm" svg:x="0.447cm" svg:y="20.865cm" svg:viewBox="0 0 501 1001" draw:points="0,1001 501,1001 501,0 0,0">
            <text:p/>
          </draw:polygon>
          <draw:frame draw:style-name="gr4" draw:text-style-name="P2" draw:layer="layout" svg:width="0.5cm" svg:height="2.345cm" svg:x="0.447cm" svg:y="20.193cm">
            <draw:text-box>
              <text:p text:style-name="P3"><text:span text:style-name="T2">2</text:span></text:p>
            </draw:text-box>
          </draw:frame>
        </draw:g>
        <draw:g>
          <draw:line draw:style-name="gr5" draw:text-style-name="P2" draw:layer="layout" svg:x1="1.997cm" svg:y1="21.366cm" svg:x2="28.958cm" svg:y2="21.34cm">
            <text:p/>
          </draw:line>
          <draw:frame draw:style-name="gr6" draw:text-style-name="P2" draw:layer="layout" svg:width="5.129cm" svg:height="1.053cm" svg:x="12.912cm" svg:y="20.826cm">
            <draw:text-box>
              <text:p text:style-name="P3"><text:span text:style-name="T3">Get Into Positions</text:span></text:p>
            </draw:text-box>
          </draw:frame>
        </draw:g>
        <draw:g>
          <draw:g>
            <draw:path draw:style-name="gr1" draw:text-style-name="P1" draw:layer="layout" svg:width="4cm" svg:height="1.5cm" svg:x="1.857cm" svg:y="21.935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857cm" svg:y="21.935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1.857cm" svg:y="21.9cm">
            <draw:text-box>
              <text:p text:style-name="P3"><text:span text:style-name="T5">MSL</text:span></text:p>
            </draw:text-box>
          </draw:frame>
        </draw:g>
        <draw:g>
          <draw:g>
            <draw:path draw:style-name="gr1" draw:text-style-name="P1" draw:layer="layout" svg:width="4.965cm" svg:height="1.5cm" svg:x="6.607cm" svg:y="21.935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6.607cm" svg:y="21.935cm" svg:viewBox="0 0 4966 1501" svg:d="M4467 1501c92 0 169-21 249-67s137-103 183-183 67-158 67-250v-502c0-91-21-169-67-249s-103-137-183-183-157-67-249-67h-3968c-92 0-169 21-249 67s-137 103-183 183-67 158-67 249v502c0 92 21 170 67 250s103 137 183 183 157 67 249 67z">
              <text:p/>
            </draw:path>
          </draw:g>
          <draw:frame draw:style-name="gr8" draw:text-style-name="P2" draw:layer="layout" svg:width="4.965cm" svg:height="1.57cm" svg:x="6.607cm" svg:y="21.9cm">
            <draw:text-box>
              <text:p text:style-name="P3"><text:span text:style-name="T5">MEDTEAM</text:span></text:p>
            </draw:text-box>
          </draw:frame>
        </draw:g>
        <draw:g>
          <draw:g>
            <draw:path draw:style-name="gr1" draw:text-style-name="P1" draw:layer="layout" svg:width="3.926cm" svg:height="1.5cm" svg:x="16.574cm" svg:y="21.935cm" svg:viewBox="0 0 3927 1501" svg:d="M3427 1501c92 0 170-21 250-67s137-103 183-183 67-158 67-250v-502c0-91-21-169-67-249s-103-137-183-183-158-67-250-67h-2928c-92 0-170 21-249 67-80 46-137 103-183 183s-67 158-67 249v502c0 92 21 170 67 250s103 137 183 183c79 46 157 67 249 67z">
              <text:p/>
            </draw:path>
            <draw:path draw:style-name="gr2" draw:text-style-name="P2" draw:layer="layout" svg:width="3.926cm" svg:height="1.5cm" svg:x="16.574cm" svg:y="21.935cm" svg:viewBox="0 0 3927 1501" svg:d="M3427 1501c92 0 170-21 250-67s137-103 183-183 67-158 67-250v-502c0-91-21-169-67-249s-103-137-183-183-158-67-250-67h-2928c-92 0-170 21-249 67-80 46-137 103-183 183s-67 158-67 249v502c0 92 21 170 67 250s103 137 183 183c79 46 157 67 249 67z">
              <text:p/>
            </draw:path>
          </draw:g>
          <draw:frame draw:style-name="gr8" draw:text-style-name="P2" draw:layer="layout" svg:width="3.926cm" svg:height="1.57cm" svg:x="16.574cm" svg:y="21.9cm">
            <draw:text-box>
              <text:p text:style-name="P3"><text:span text:style-name="T5">INTR</text:span></text:p>
            </draw:text-box>
          </draw:frame>
        </draw:g>
        <draw:g>
          <draw:g>
            <draw:polygon draw:style-name="gr1" draw:text-style-name="P1" draw:layer="layout" svg:width="4cm" svg:height="1.532cm" svg:x="1.857cm" svg:y="23.928cm" svg:viewBox="0 0 4001 1533" draw:points="0,1533 4001,1533 4001,0 0,0">
              <text:p/>
            </draw:polygon>
            <draw:polygon draw:style-name="gr2" draw:text-style-name="P2" draw:layer="layout" svg:width="4cm" svg:height="1.532cm" svg:x="1.857cm" svg:y="23.928cm" svg:viewBox="0 0 4001 1533" draw:points="0,1533 4001,1533 4001,0 0,0">
              <text:p/>
            </draw:polygon>
          </draw:g>
          <draw:frame draw:style-name="gr21" draw:text-style-name="P2" draw:layer="layout" svg:width="4cm" svg:height="1.883cm" svg:x="1.857cm" svg:y="23.753cm">
            <draw:text-box>
              <text:p text:style-name="P3"><text:span text:style-name="T9">Move to meet the victim – at incident site or at Malfare</text:span></text:p>
            </draw:text-box>
          </draw:frame>
        </draw:g>
        <draw:g>
          <draw:polygon draw:style-name="gr1" draw:text-style-name="P1" draw:layer="layout" svg:width="5cm" svg:height="0.5cm" svg:x="24.037cm" svg:y="20.805cm" svg:viewBox="0 0 5001 501" draw:points="0,501 5001,501 5001,0 0,0">
            <text:p/>
          </draw:polygon>
          <draw:frame draw:style-name="gr7" draw:text-style-name="P2" draw:layer="layout" svg:width="5cm" svg:height="0.622cm" svg:x="24.037cm" svg:y="20.744cm">
            <draw:text-box>
              <text:p text:style-name="P3"><text:span text:style-name="T4">Sexual Assault/Rape Emergency </text:span></text:p>
            </draw:text-box>
          </draw:frame>
        </draw:g>
        <draw:g>
          <draw:g>
            <draw:polygon draw:style-name="gr1" draw:text-style-name="P1" draw:layer="layout" svg:width="4cm" svg:height="1cm" svg:x="7.089cm" svg:y="23.928cm" svg:viewBox="0 0 4001 1001" draw:points="0,1001 4001,1001 4001,0 0,0">
              <text:p/>
            </draw:polygon>
            <draw:polygon draw:style-name="gr2" draw:text-style-name="P2" draw:layer="layout" svg:width="4cm" svg:height="1cm" svg:x="7.089cm" svg:y="23.928cm" svg:viewBox="0 0 4001 1001" draw:points="0,1001 4001,1001 4001,0 0,0">
              <text:p/>
            </draw:polygon>
          </draw:g>
          <draw:frame draw:style-name="gr13" draw:text-style-name="P2" draw:layer="layout" svg:width="4cm" svg:height="1.269cm" svg:x="7.089cm" svg:y="23.794cm">
            <draw:text-box>
              <text:p text:style-name="P3"><text:span text:style-name="T9">Move with MSL to meet victim</text:span></text:p>
            </draw:text-box>
          </draw:frame>
        </draw:g>
        <draw:g>
          <draw:g>
            <draw:polygon draw:style-name="gr1" draw:text-style-name="P1" draw:layer="layout" svg:width="3.144cm" svg:height="1cm" svg:x="17.056cm" svg:y="23.928cm" svg:viewBox="0 0 3145 1001" draw:points="0,1001 3145,1001 3145,0 0,0">
              <text:p/>
            </draw:polygon>
            <draw:polygon draw:style-name="gr2" draw:text-style-name="P2" draw:layer="layout" svg:width="3.144cm" svg:height="1cm" svg:x="17.056cm" svg:y="23.928cm" svg:viewBox="0 0 3145 1001" draw:points="0,1001 3145,1001 3145,0 0,0">
              <text:p/>
            </draw:polygon>
          </draw:g>
          <draw:frame draw:style-name="gr22" draw:text-style-name="P2" draw:layer="layout" svg:width="3.144cm" svg:height="1cm" svg:x="17.056cm" svg:y="23.928cm">
            <draw:text-box>
              <text:p text:style-name="P3"><text:span text:style-name="T9">Move with MSL</text:span></text:p>
            </draw:text-box>
          </draw:frame>
        </draw:g>
        <draw:g>
          <draw:g>
            <draw:path draw:style-name="gr1" draw:text-style-name="P1" draw:layer="layout" svg:width="3.56cm" svg:height="1.5cm" svg:x="13.753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13.753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9" draw:text-style-name="P2" draw:layer="layout" svg:width="3.56cm" svg:height="1.5cm" svg:x="13.753cm" svg:y="5.449cm">
            <draw:text-box>
              <text:p text:style-name="P3"><text:span text:style-name="T8">NOMAD</text:span></text:p>
            </draw:text-box>
          </draw:frame>
        </draw:g>
        <draw:g>
          <draw:g>
            <draw:polygon draw:style-name="gr1" draw:text-style-name="P1" draw:layer="layout" svg:width="3.56cm" svg:height="1.5cm" svg:x="17.862cm" svg:y="7.448cm" svg:viewBox="0 0 3561 1501" draw:points="0,1501 3561,1501 3561,0 0,0">
              <text:p/>
            </draw:polygon>
            <draw:polygon draw:style-name="gr2" draw:text-style-name="P2" draw:layer="layout" svg:width="3.56cm" svg:height="1.5cm" svg:x="17.862cm" svg:y="7.448cm" svg:viewBox="0 0 3561 1501" draw:points="0,1501 3561,1501 3561,0 0,0">
              <text:p/>
            </draw:polygon>
          </draw:g>
          <draw:frame draw:style-name="gr21" draw:text-style-name="P2" draw:layer="layout" svg:width="3.56cm" svg:height="2.497cm" svg:x="17.862cm" svg:y="6.95cm">
            <draw:text-box>
              <text:p text:style-name="P3"><text:span text:style-name="T9">Instruct Welfaeries to prep Welfare Enough for incident response</text:span></text:p>
            </draw:text-box>
          </draw:frame>
        </draw:g>
        <draw:g>
          <draw:g>
            <draw:polygon draw:style-name="gr1" draw:text-style-name="P1" draw:layer="layout" svg:width="3.56cm" svg:height="1.5cm" svg:x="17.862cm" svg:y="9.448cm" svg:viewBox="0 0 3561 1501" draw:points="0,1501 3561,1501 3561,0 0,0">
              <text:p/>
            </draw:polygon>
            <draw:polygon draw:style-name="gr2" draw:text-style-name="P2" draw:layer="layout" svg:width="3.56cm" svg:height="1.5cm" svg:x="17.862cm" svg:y="9.448cm" svg:viewBox="0 0 3561 1501" draw:points="0,1501 3561,1501 3561,0 0,0">
              <text:p/>
            </draw:polygon>
          </draw:g>
          <draw:frame draw:style-name="gr21" draw:text-style-name="P2" draw:layer="layout" svg:width="3.56cm" svg:height="1.883cm" svg:x="17.862cm" svg:y="9.257cm">
            <draw:text-box>
              <text:p text:style-name="P3"><text:span text:style-name="T9">Take up position outside of Welfare Center</text:span></text:p>
            </draw:text-box>
          </draw:frame>
        </draw:g>
        <draw:g>
          <draw:g>
            <draw:polygon draw:style-name="gr1" draw:text-style-name="P1" draw:layer="layout" svg:width="3.56cm" svg:height="2.101cm" svg:x="13.784cm" svg:y="10.146cm" svg:viewBox="0 0 3561 2102" draw:points="0,2102 3561,2102 3561,0 0,0">
              <text:p/>
            </draw:polygon>
            <draw:polygon draw:style-name="gr2" draw:text-style-name="P2" draw:layer="layout" svg:width="3.56cm" svg:height="2.101cm" svg:x="13.784cm" svg:y="10.146cm" svg:viewBox="0 0 3561 2102" draw:points="0,2102 3561,2102 3561,0 0,0">
              <text:p/>
            </draw:polygon>
          </draw:g>
          <draw:frame draw:style-name="gr15" draw:text-style-name="P2" draw:layer="layout" svg:width="3.56cm" svg:height="2.497cm" svg:x="13.784cm" svg:y="9.948cm">
            <draw:text-box>
              <text:p text:style-name="P3"><text:span text:style-name="T9">All other NMs stand by and await orders from MSL per "Radio Priority" </text:span></text:p>
            </draw:text-box>
          </draw:frame>
        </draw:g>
        <draw:g>
          <draw:g>
            <draw:polygon draw:style-name="gr1" draw:text-style-name="P1" draw:layer="layout" svg:width="3.56cm" svg:height="1.513cm" svg:x="5.565cm" svg:y="7.448cm" svg:viewBox="0 0 3561 1514" draw:points="0,1514 3561,1514 3561,0 0,0">
              <text:p/>
            </draw:polygon>
            <draw:polygon draw:style-name="gr2" draw:text-style-name="P2" draw:layer="layout" svg:width="3.56cm" svg:height="1.513cm" svg:x="5.565cm" svg:y="7.448cm" svg:viewBox="0 0 3561 1514" draw:points="0,1514 3561,1514 3561,0 0,0">
              <text:p/>
            </draw:polygon>
          </draw:g>
          <draw:frame draw:style-name="gr21" draw:text-style-name="P2" draw:layer="layout" svg:width="3.56cm" svg:height="1.883cm" svg:x="5.565cm" svg:y="7.263cm">
            <draw:text-box>
              <text:p text:style-name="P3"><text:span text:style-name="T9">Gate monitors or halts traffic as per MSL instructions</text:span></text:p>
            </draw:text-box>
          </draw:frame>
        </draw:g>
        <draw:g>
          <draw:g>
            <draw:polygon draw:style-name="gr1" draw:text-style-name="P1" draw:layer="layout" svg:width="3.56cm" svg:height="2.5cm" svg:x="17.862cm" svg:y="11.448cm" svg:viewBox="0 0 3561 2501" draw:points="0,2501 3561,2501 3561,0 0,0">
              <text:p/>
            </draw:polygon>
            <draw:polygon draw:style-name="gr2" draw:text-style-name="P2" draw:layer="layout" svg:width="3.56cm" svg:height="2.5cm" svg:x="17.862cm" svg:y="11.448cm" svg:viewBox="0 0 3561 2501" draw:points="0,2501 3561,2501 3561,0 0,0">
              <text:p/>
            </draw:polygon>
          </draw:g>
          <draw:frame draw:style-name="gr18" draw:text-style-name="P2" draw:layer="layout" svg:width="3.56cm" svg:height="3.111cm" svg:x="17.862cm" svg:y="11.143cm">
            <draw:text-box>
              <text:p text:style-name="P3"><text:span text:style-name="T9">Oversee Malfare Complex for duration of the emergency/incident</text:span></text:p>
            </draw:text-box>
          </draw:frame>
        </draw:g>
        <draw:g>
          <draw:g>
            <draw:polygon draw:style-name="gr23" draw:text-style-name="P7" draw:layer="layout" svg:width="27.2cm" svg:height="3.5cm" svg:x="1.3cm" svg:y="16.46cm" svg:viewBox="0 0 27201 3501" draw:points="0,3501 27201,3501 27201,0 0,0">
              <text:p/>
            </draw:polygon>
            <draw:polygon draw:style-name="gr24" draw:text-style-name="P2" draw:layer="layout" svg:width="27.2cm" svg:height="3.5cm" svg:x="1.3cm" svg:y="16.46cm" svg:viewBox="0 0 27201 3501" draw:points="0,3501 27201,3501 27201,0 0,0">
              <text:p/>
            </draw:polygon>
          </draw:g>
          <draw:frame draw:style-name="gr25" draw:text-style-name="P2" draw:layer="layout" svg:width="27.2cm" svg:height="3.5cm" svg:x="1.3cm" svg:y="16.46cm">
            <draw:text-box>
              <text:p text:style-name="P8"><text:span text:style-name="T10">Sexual assault and rape cases can be very emotional. Please stay calm and remain professional.</text:span><text:span text:style-name="T10"><text:line-break/></text:span><text:span text:style-name="T10">Do not assume guilt. We are not judge and jury. Treat alleged suspect(s) with respect too.</text:span><text:span text:style-name="T10"><text:line-break/></text:span><text:span text:style-name="T10">If you are related to or are friends with either the victim(s) or alleged suspect(s) you are not to have any contact with the case. Call another Nomad or Lead to replace you immediately and step away.</text:span></text:p>
            </draw:text-box>
          </draw:frame>
        </draw:g>
        <draw:g>
          <draw:g>
            <draw:polygon draw:style-name="gr1" draw:text-style-name="P1" draw:layer="layout" svg:width="4.1cm" svg:height="5.033cm" svg:x="21cm" svg:y="23.928cm" svg:viewBox="0 0 4101 5034" draw:points="0,5034 4101,5034 4101,0 0,0">
              <text:p/>
            </draw:polygon>
            <draw:polygon draw:style-name="gr2" draw:text-style-name="P2" draw:layer="layout" svg:width="4.1cm" svg:height="5.033cm" svg:x="21cm" svg:y="23.928cm" svg:viewBox="0 0 4101 5034" draw:points="0,5034 4101,5034 4101,0 0,0">
              <text:p/>
            </draw:polygon>
          </draw:g>
          <draw:frame draw:style-name="gr26" draw:text-style-name="P2" draw:layer="layout" svg:width="4.1cm" svg:height="5.033cm" svg:x="21cm" svg:y="23.928cm">
            <draw:text-box>
              <text:p text:style-name="P3"><text:span text:style-name="T9">If LE has been contacted, move to Gate to wait for LE to arrive. </text:span><text:span text:style-name="T9"><text:line-break/></text:span><text:span text:style-name="T9">Otherwise move directly to Malfare cabin to receive MSL with victim there</text:span></text:p>
            </draw:text-box>
          </draw:frame>
        </draw:g>
        <draw:g>
          <draw:g>
            <draw:polygon draw:style-name="gr23" draw:text-style-name="P7" draw:layer="layout" svg:width="27.3cm" svg:height="3.936cm" svg:x="1.15cm" svg:y="32.492cm" svg:viewBox="0 0 27301 3937" draw:points="0,3937 27301,3937 27301,0 0,0">
              <text:p/>
            </draw:polygon>
            <draw:polygon draw:style-name="gr24" draw:text-style-name="P2" draw:layer="layout" svg:width="27.3cm" svg:height="3.936cm" svg:x="1.15cm" svg:y="32.492cm" svg:viewBox="0 0 27301 3937" draw:points="0,3937 27301,3937 27301,0 0,0">
              <text:p/>
            </draw:polygon>
          </draw:g>
          <draw:frame draw:style-name="gr27" draw:text-style-name="P2" draw:layer="layout" svg:width="27.3cm" svg:height="3.936cm" svg:x="1.15cm" svg:y="32.492cm">
            <draw:text-box>
              <text:p text:style-name="P8"><text:span text:style-name="T10">Sexual assault and rape cases can be very emotional. Please stay calm and remain professional.</text:span><text:span text:style-name="T10"><text:line-break/></text:span><text:span text:style-name="T10">Do not assume guilt. We are not judge and jury. Treat alleged suspect(s) with respect too.</text:span><text:span text:style-name="T10"><text:line-break/></text:span><text:span text:style-name="T10">If you are related to or are friends with either the victim(s) or alleged suspect(s) you are not to have any contact with the case. Call another NM or Lead to replace you immediately and step away.</text:span></text:p>
            </draw:text-box>
          </draw:frame>
        </draw:g>
        <draw:g>
          <draw:g>
            <draw:polygon draw:style-name="gr1" draw:text-style-name="P1" draw:layer="layout" svg:width="3.56cm" svg:height="1.5cm" svg:x="9.644cm" svg:y="12.31cm" svg:viewBox="0 0 3561 1501" draw:points="0,1501 3561,1501 3561,0 0,0">
              <text:p/>
            </draw:polygon>
            <draw:polygon draw:style-name="gr2" draw:text-style-name="P2" draw:layer="layout" svg:width="3.56cm" svg:height="1.5cm" svg:x="9.644cm" svg:y="12.31cm" svg:viewBox="0 0 3561 1501" draw:points="0,1501 3561,1501 3561,0 0,0">
              <text:p/>
            </draw:polygon>
          </draw:g>
          <draw:frame draw:style-name="gr21" draw:text-style-name="P2" draw:layer="layout" svg:width="3.56cm" svg:height="1.883cm" svg:x="9.644cm" svg:y="12.119cm">
            <draw:text-box>
              <text:p text:style-name="P3"><text:span text:style-name="T9">Coordinate with MSL on non-medical decisions</text:span></text:p>
            </draw:text-box>
          </draw:frame>
        </draw:g>
        <draw:g>
          <draw:g>
            <draw:path draw:style-name="gr1" draw:text-style-name="P1" draw:layer="layout" svg:width="3.56cm" svg:height="1.5cm" svg:x="9.644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9.644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8" draw:text-style-name="P2" draw:layer="layout" svg:width="3.56cm" svg:height="1.57cm" svg:x="9.644cm" svg:y="5.414cm">
            <draw:text-box>
              <text:p text:style-name="P3"><text:span text:style-name="T5">SL</text:span></text:p>
            </draw:text-box>
          </draw:frame>
        </draw:g>
        <draw:g>
          <draw:g>
            <draw:polygon draw:style-name="gr1" draw:text-style-name="P1" draw:layer="layout" svg:width="4cm" svg:height="2.435cm" svg:x="6.814cm" svg:y="56.725cm" svg:viewBox="0 0 4001 2436" draw:points="0,2436 4001,2436 4001,0 0,0">
              <text:p/>
            </draw:polygon>
            <draw:polygon draw:style-name="gr28" draw:text-style-name="P2" draw:layer="layout" svg:width="4cm" svg:height="2.435cm" svg:x="6.814cm" svg:y="56.725cm" svg:viewBox="0 0 4001 2436" draw:points="0,2436 4001,2436 4001,0 0,0">
              <text:p/>
            </draw:polygon>
          </draw:g>
          <draw:frame draw:style-name="gr29" draw:text-style-name="P2" draw:layer="layout" svg:width="4cm" svg:height="2.869cm" svg:x="6.814cm" svg:y="56.508cm">
            <draw:text-box>
              <text:p text:style-name="P3"><text:span text:style-name="T11">Carry on normal NOMAD duties. MSL and SL to handle all Sexual Assault/Rape cases</text:span></text:p>
            </draw:text-box>
          </draw:frame>
        </draw:g>
        <draw:g>
          <draw:g>
            <draw:polygon draw:style-name="gr1" draw:text-style-name="P1" draw:layer="layout" svg:width="4cm" svg:height="3cm" svg:x="6.814cm" svg:y="53.26cm" svg:viewBox="0 0 4001 3001" draw:points="0,3001 4001,3001 4001,0 0,0">
              <text:p/>
            </draw:polygon>
            <draw:path draw:style-name="gr2" draw:text-style-name="P2" draw:layer="layout" svg:width="4cm" svg:height="3cm" svg:x="6.814cm" svg:y="53.26cm" svg:viewBox="0 0 4001 3001" svg:d="M0 3001h4001v-3001h-4001zM160 3001v-3001M3841 3001v-3001">
              <text:p/>
            </draw:path>
          </draw:g>
          <draw:frame draw:style-name="gr30" draw:text-style-name="P2" draw:layer="layout" svg:width="3.68cm" svg:height="3.433cm" svg:x="6.974cm" svg:y="53.044cm">
            <draw:text-box>
              <text:p text:style-name="P3"><text:span text:style-name="T7">If directed to do so, find information on identity of victim(s) or alleged suspect(s), or find next of kin/friend of victim per request</text:span></text:p>
            </draw:text-box>
          </draw:frame>
        </draw:g>
        <draw:g>
          <draw:g>
            <draw:polygon draw:style-name="gr31" draw:text-style-name="P9" draw:layer="layout" svg:width="28cm" svg:height="0.8cm" svg:x="0.797cm" svg:y="2.96cm" svg:viewBox="0 0 28001 801" draw:points="0,801 28001,801 28001,0 0,0">
              <text:p/>
            </draw:polygon>
            <draw:polygon draw:style-name="gr24" draw:text-style-name="P2" draw:layer="layout" svg:width="28cm" svg:height="0.8cm" svg:x="0.797cm" svg:y="2.96cm" svg:viewBox="0 0 28001 801" draw:points="0,801 28001,801 28001,0 0,0">
              <text:p/>
            </draw:polygon>
          </draw:g>
          <draw:frame draw:style-name="gr6" draw:text-style-name="P2" draw:layer="layout" svg:width="28cm" svg:height="1.053cm" svg:x="0.797cm" svg:y="2.834cm">
            <draw:text-box>
              <text:p text:style-name="P10"><text:span text:style-name="T10">NO RADIO COMMUNICATIONS about sexual assaults or rape. None. At all. This is a very sensitive matter.</text:span></text:p>
            </draw:text-box>
          </draw:frame>
        </draw:g>
        <draw:g>
          <draw:g>
            <draw:polygon draw:style-name="gr1" draw:text-style-name="P1" draw:layer="layout" svg:width="3.56cm" svg:height="4.002cm" svg:x="5.565cm" svg:y="9.458cm" svg:viewBox="0 0 3561 4003" draw:points="0,4003 3561,4003 3561,0 0,0">
              <text:p/>
            </draw:polygon>
            <draw:polygon draw:style-name="gr32" draw:text-style-name="P2" draw:layer="layout" svg:width="3.56cm" svg:height="4.002cm" svg:x="5.565cm" svg:y="9.458cm" svg:viewBox="0 0 3561 4003" draw:points="0,4003 3561,4003 3561,0 0,0">
              <text:p/>
            </draw:polygon>
          </draw:g>
          <draw:frame draw:style-name="gr33" draw:text-style-name="P2" draw:layer="layout" svg:width="3.56cm" svg:height="4.561cm" svg:x="5.565cm" svg:y="9.179cm">
            <draw:text-box>
              <text:p text:style-name="P3"><text:span text:style-name="T12">NOTE: Do not attempt to forcibly or physically stop anyone from leaving – take down plate numbers or relevant description and report to MSL. </text:span></text:p>
            </draw:text-box>
          </draw:frame>
        </draw:g>
        <draw:line draw:style-name="gr17" draw:text-style-name="P2" draw:layer="layout" svg:x1="7.345cm" svg:y1="8.96cm" svg:x2="7.345cm" svg:y2="9.458cm">
          <text:p/>
        </draw:line>
        <draw:g>
          <draw:g>
            <draw:path draw:style-name="gr1" draw:text-style-name="P1" draw:layer="layout" svg:width="3.711cm" svg:height="1.5cm" svg:x="12.289cm" svg:y="21.973cm" svg:viewBox="0 0 3712 1501" svg:d="M3212 1501c92 0 170-21 250-67s137-103 183-183 67-158 67-250v-502c0-91-21-169-67-249s-103-137-183-183-158-67-250-67h-2713c-92 0-170 21-249 67-80 46-137 103-183 183s-67 158-67 249v502c0 92 21 170 67 250s103 137 183 183c79 46 157 67 249 67z">
              <text:p/>
            </draw:path>
            <draw:path draw:style-name="gr2" draw:text-style-name="P2" draw:layer="layout" svg:width="3.711cm" svg:height="1.5cm" svg:x="12.289cm" svg:y="21.973cm" svg:viewBox="0 0 3712 1501" svg:d="M3212 1501c92 0 170-21 250-67s137-103 183-183 67-158 67-250v-502c0-91-21-169-67-249s-103-137-183-183-158-67-250-67h-2713c-92 0-170 21-249 67-80 46-137 103-183 183s-67 158-67 249v502c0 92 21 170 67 250s103 137 183 183c79 46 157 67 249 67z">
              <text:p/>
            </draw:path>
          </draw:g>
          <draw:frame draw:style-name="gr9" draw:text-style-name="P2" draw:layer="layout" svg:width="3.711cm" svg:height="1.5cm" svg:x="12.289cm" svg:y="21.973cm">
            <draw:text-box>
              <text:p text:style-name="P3"><text:span text:style-name="T8">NOMAD</text:span></text:p>
            </draw:text-box>
          </draw:frame>
        </draw:g>
        <draw:g>
          <draw:g>
            <draw:polygon draw:style-name="gr1" draw:text-style-name="P1" draw:layer="layout" svg:width="3.454cm" svg:height="1.5cm" svg:x="12.346cm" svg:y="23.96cm" svg:viewBox="0 0 3455 1501" draw:points="0,1501 3455,1501 3455,0 0,0">
              <text:p/>
            </draw:polygon>
            <draw:polygon draw:style-name="gr2" draw:text-style-name="P2" draw:layer="layout" svg:width="3.454cm" svg:height="1.5cm" svg:x="12.346cm" svg:y="23.96cm" svg:viewBox="0 0 3455 1501" draw:points="0,1501 3455,1501 3455,0 0,0">
              <text:p/>
            </draw:polygon>
          </draw:g>
          <draw:frame draw:style-name="gr16" draw:text-style-name="P2" draw:layer="layout" svg:width="3.454cm" svg:height="1.5cm" svg:x="12.346cm" svg:y="23.96cm">
            <draw:text-box>
              <text:p text:style-name="P3"><text:span text:style-name="T9">As per instructions from MSL</text:span></text:p>
            </draw:text-box>
          </draw:frame>
        </draw:g>
        <draw:g>
          <draw:g>
            <draw:path draw:style-name="gr1" draw:text-style-name="P1" draw:layer="layout" svg:width="2.835cm" svg:height="1.5cm" svg:x="25.865cm" svg:y="5.358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5.865cm" svg:y="5.358cm" svg:viewBox="0 0 2836 1501" svg:d="M2337 1501c91 0 169-21 249-67s137-103 183-183 67-158 67-250v-502c0-91-21-169-67-249s-103-137-183-183-158-67-249-67h-1838c-91 0-169 21-249 67s-137 103-183 183-67 158-67 249v502c0 92 21 170 67 250s103 137 183 183 158 67 249 67z">
              <text:p/>
            </draw:path>
          </draw:g>
          <draw:frame draw:style-name="gr9" draw:text-style-name="P2" draw:layer="layout" svg:width="2.835cm" svg:height="1.5cm" svg:x="25.865cm" svg:y="5.358cm">
            <draw:text-box>
              <text:p text:style-name="P3"><text:span text:style-name="T8">DRIVER</text:span></text:p>
            </draw:text-box>
          </draw:frame>
        </draw:g>
        <draw:g>
          <draw:g>
            <draw:polygon draw:style-name="gr1" draw:text-style-name="P1" draw:layer="layout" svg:width="2.7cm" svg:height="2.203cm" svg:x="26cm" svg:y="7.456cm" svg:viewBox="0 0 2701 2204" draw:points="0,2204 2701,2204 2701,0 0,0">
              <text:p/>
            </draw:polygon>
            <draw:polygon draw:style-name="gr2" draw:text-style-name="P2" draw:layer="layout" svg:width="2.7cm" svg:height="2.203cm" svg:x="26cm" svg:y="7.456cm" svg:viewBox="0 0 2701 2204" draw:points="0,2204 2701,2204 2701,0 0,0">
              <text:p/>
            </draw:polygon>
          </draw:g>
          <draw:frame draw:style-name="gr15" draw:text-style-name="P2" draw:layer="layout" svg:width="2.7cm" svg:height="2.497cm" svg:x="26cm" svg:y="7.309cm">
            <draw:text-box>
              <text:p text:style-name="P3"><text:span text:style-name="T9">Moves to Malfare to await instruction</text:span></text:p>
            </draw:text-box>
          </draw:frame>
        </draw:g>
        <draw:g>
          <draw:g>
            <draw:path draw:style-name="gr1" draw:text-style-name="P1" draw:layer="layout" svg:width="2.737cm" svg:height="1.5cm" svg:x="25.7cm" svg:y="21.86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7cm" svg:y="21.86cm" svg:viewBox="0 0 2738 1501" svg:d="M2238 1501c92 0 170-21 250-67s137-103 183-183 67-158 67-250v-502c0-91-21-169-67-249s-103-137-183-183-158-67-250-67h-1739c-92 0-169 21-249 67s-137 103-183 183-67 158-67 249v502c0 92 21 170 67 250s103 137 183 183 157 67 249 67z">
              <text:p/>
            </draw:path>
          </draw:g>
          <draw:frame draw:style-name="gr9" draw:text-style-name="P2" draw:layer="layout" svg:width="2.737cm" svg:height="1.5cm" svg:x="25.7cm" svg:y="21.86cm">
            <draw:text-box>
              <text:p text:style-name="P3"><text:span text:style-name="T6">DRIVER</text:span></text:p>
            </draw:text-box>
          </draw:frame>
        </draw:g>
        <draw:g>
          <draw:g>
            <draw:polygon draw:style-name="gr1" draw:text-style-name="P1" draw:layer="layout" svg:width="2.737cm" svg:height="1.582cm" svg:x="25.7cm" svg:y="23.878cm" svg:viewBox="0 0 2738 1583" draw:points="0,1583 2738,1583 2738,0 0,0">
              <text:p/>
            </draw:polygon>
            <draw:polygon draw:style-name="gr2" draw:text-style-name="P2" draw:layer="layout" svg:width="2.737cm" svg:height="1.582cm" svg:x="25.7cm" svg:y="23.878cm" svg:viewBox="0 0 2738 1583" draw:points="0,1583 2738,1583 2738,0 0,0">
              <text:p/>
            </draw:polygon>
          </draw:g>
          <draw:frame draw:style-name="gr34" draw:text-style-name="P2" draw:layer="layout" svg:width="2.737cm" svg:height="1.582cm" svg:x="25.7cm" svg:y="23.878cm">
            <draw:text-box>
              <text:p text:style-name="P3"><text:span text:style-name="T9">Wait at Malfare </text:span></text:p>
            </draw:text-box>
          </draw:frame>
        </draw:g>
        <draw:g>
          <draw:g>
            <draw:polygon draw:style-name="gr1" draw:text-style-name="P1" draw:layer="layout" svg:width="2.737cm" svg:height="1.582cm" svg:x="25.7cm" svg:y="25.917cm" svg:viewBox="0 0 2738 1583" draw:points="0,1583 2738,1583 2738,0 0,0">
              <text:p/>
            </draw:polygon>
            <draw:polygon draw:style-name="gr2" draw:text-style-name="P2" draw:layer="layout" svg:width="2.737cm" svg:height="1.582cm" svg:x="25.7cm" svg:y="25.917cm" svg:viewBox="0 0 2738 1583" draw:points="0,1583 2738,1583 2738,0 0,0">
              <text:p/>
            </draw:polygon>
          </draw:g>
          <draw:frame draw:style-name="gr34" draw:text-style-name="P2" draw:layer="layout" svg:width="2.737cm" svg:height="1.582cm" svg:x="25.7cm" svg:y="25.917cm">
            <draw:text-box>
              <text:p text:style-name="P3"><text:span text:style-name="T9">Prep Grab Bag and Car</text:span></text:p>
            </draw:text-box>
          </draw:frame>
        </draw:g>
        <draw:g>
          <draw:g>
            <draw:polygon draw:style-name="gr1" draw:text-style-name="P1" draw:layer="layout" svg:width="4cm" svg:height="1.947cm" svg:x="1.858cm" svg:y="26.16cm" svg:viewBox="0 0 4001 1948" draw:points="0,1948 4001,1948 4001,0 0,0">
              <text:p/>
            </draw:polygon>
            <draw:polygon draw:style-name="gr2" draw:text-style-name="P2" draw:layer="layout" svg:width="4cm" svg:height="1.947cm" svg:x="1.858cm" svg:y="26.16cm" svg:viewBox="0 0 4001 1948" draw:points="0,1948 4001,1948 4001,0 0,0">
              <text:p/>
            </draw:polygon>
          </draw:g>
          <draw:frame draw:style-name="gr15" draw:text-style-name="P2" draw:layer="layout" svg:width="4cm" svg:height="2.497cm" svg:x="1.858cm" svg:y="25.885cm">
            <draw:text-box>
              <text:p text:style-name="P3"><text:span text:style-name="T9">Direct NMs to incident site, gate or other relevant positions as needed.</text:span></text:p>
            </draw:text-box>
          </draw:frame>
        </draw:g>
        <draw:g>
          <draw:g>
            <draw:polygon draw:style-name="gr1" draw:text-style-name="P1" draw:layer="layout" svg:width="4cm" svg:height="1.5cm" svg:x="1.858cm" svg:y="28.658cm" svg:viewBox="0 0 4001 1501" draw:points="0,1501 4001,1501 4001,0 0,0">
              <text:p/>
            </draw:polygon>
            <draw:polygon draw:style-name="gr2" draw:text-style-name="P2" draw:layer="layout" svg:width="4cm" svg:height="1.5cm" svg:x="1.858cm" svg:y="28.658cm" svg:viewBox="0 0 4001 1501" draw:points="0,1501 4001,1501 4001,0 0,0">
              <text:p/>
            </draw:polygon>
          </draw:g>
          <draw:frame draw:style-name="gr21" draw:text-style-name="P2" draw:layer="layout" svg:width="4cm" svg:height="1.883cm" svg:x="1.858cm" svg:y="28.467cm">
            <draw:text-box>
              <text:p text:style-name="P3"><text:span text:style-name="T9">Direct NMs to maintain regular patrol as needed.</text:span></text:p>
            </draw:text-box>
          </draw:frame>
        </draw:g>
        <draw:g>
          <draw:polygon draw:style-name="gr1" draw:text-style-name="P1" draw:layer="layout" svg:width="13cm" svg:height="2.597cm" svg:x="7.25cm" svg:y="29.062cm" svg:viewBox="0 0 13001 2598" draw:points="0,2598 13001,2598 13001,0 0,0">
            <text:p/>
          </draw:polygon>
          <draw:frame draw:style-name="gr35" draw:text-style-name="P2" draw:layer="layout" svg:width="13cm" svg:height="2.907cm" svg:x="7.25cm" svg:y="28.907cm">
            <draw:text-box>
              <text:p text:style-name="P3"><text:span text:style-name="T13">REMEMBER:</text:span><text:span text:style-name="T13"><text:line-break/></text:span><text:span text:style-name="T13">Victim(s) should be addressed and supported by same-gendered crew members, preferably with counselling experience, whenever possible.</text:span></text:p>
            </draw:text-box>
          </draw:frame>
        </draw:g>
        <draw:g>
          <draw:g>
            <draw:polygon draw:style-name="gr1" draw:text-style-name="P1" draw:layer="layout" svg:width="4.7cm" svg:height="1.3cm" svg:x="1.5cm" svg:y="43.51cm" svg:viewBox="0 0 4701 1301" draw:points="0,1301 4701,1301 4701,0 0,0">
              <text:p/>
            </draw:polygon>
            <draw:polygon draw:style-name="gr2" draw:text-style-name="P2" draw:layer="layout" svg:width="4.7cm" svg:height="1.3cm" svg:x="1.5cm" svg:y="43.51cm" svg:viewBox="0 0 4701 1301" draw:points="0,1301 4701,1301 4701,0 0,0">
              <text:p/>
            </draw:polygon>
          </draw:g>
          <draw:frame draw:style-name="gr36" draw:text-style-name="P2" draw:layer="layout" svg:width="4.7cm" svg:height="1.3cm" svg:x="1.5cm" svg:y="43.51cm">
            <draw:text-box>
              <text:p text:style-name="P3"><text:span text:style-name="T7">Oversee + give directions to NMs and INTR </text:span></text:p>
            </draw:text-box>
          </draw:frame>
        </draw:g>
        <draw:g>
          <draw:g>
            <draw:polygon draw:style-name="gr1" draw:text-style-name="P1" draw:layer="layout" svg:width="4.7cm" svg:height="1.5cm" svg:x="1.5cm" svg:y="48.01cm" svg:viewBox="0 0 4701 1501" draw:points="0,1501 4701,1501 4701,0 0,0">
              <text:p/>
            </draw:polygon>
            <draw:polygon draw:style-name="gr2" draw:text-style-name="P2" draw:layer="layout" svg:width="4.7cm" svg:height="1.5cm" svg:x="1.5cm" svg:y="48.01cm" svg:viewBox="0 0 4701 1501" draw:points="0,1501 4701,1501 4701,0 0,0">
              <text:p/>
            </draw:polygon>
          </draw:g>
          <draw:frame draw:style-name="gr11" draw:text-style-name="P2" draw:layer="layout" svg:width="4.7cm" svg:height="1.741cm" svg:x="1.5cm" svg:y="47.89cm">
            <draw:text-box>
              <text:p text:style-name="P3"><text:span text:style-name="T7">Keep record of all involved &amp; who was evacuated to where</text:span></text:p>
            </draw:text-box>
          </draw:frame>
        </draw:g>
        <draw:g>
          <draw:g>
            <draw:polygon draw:style-name="gr1" draw:text-style-name="P1" draw:layer="layout" svg:width="4.7cm" svg:height="0.6cm" svg:x="1.5cm" svg:y="45.06cm" svg:viewBox="0 0 4701 601" draw:points="0,601 4701,601 4701,0 0,0">
              <text:p/>
            </draw:polygon>
            <draw:polygon draw:style-name="gr2" draw:text-style-name="P2" draw:layer="layout" svg:width="4.7cm" svg:height="0.6cm" svg:x="1.5cm" svg:y="45.06cm" svg:viewBox="0 0 4701 601" draw:points="0,601 4701,601 4701,0 0,0">
              <text:p/>
            </draw:polygon>
          </draw:g>
          <draw:frame draw:style-name="gr37" draw:text-style-name="P2" draw:layer="layout" svg:width="4.7cm" svg:height="0.613cm" svg:x="1.5cm" svg:y="45.054cm">
            <draw:text-box>
              <text:p text:style-name="P3"><text:span text:style-name="T7">Coordinate with MEDTEAM </text:span></text:p>
            </draw:text-box>
          </draw:frame>
        </draw:g>
        <draw:g>
          <draw:g>
            <draw:polygon draw:style-name="gr1" draw:text-style-name="P1" draw:layer="layout" svg:width="4.7cm" svg:height="1.5cm" svg:x="1.5cm" svg:y="53.81cm" svg:viewBox="0 0 4701 1501" draw:points="0,1501 4701,1501 4701,0 0,0">
              <text:p/>
            </draw:polygon>
            <draw:polygon draw:style-name="gr2" draw:text-style-name="P2" draw:layer="layout" svg:width="4.7cm" svg:height="1.5cm" svg:x="1.5cm" svg:y="53.81cm" svg:viewBox="0 0 4701 1501" draw:points="0,1501 4701,1501 4701,0 0,0">
              <text:p/>
            </draw:polygon>
          </draw:g>
          <draw:frame draw:style-name="gr11" draw:text-style-name="P2" draw:layer="layout" svg:width="4.7cm" svg:height="1.741cm" svg:x="1.5cm" svg:y="53.69cm">
            <draw:text-box>
              <text:p text:style-name="P3"><text:span text:style-name="T7">Coordinate with SL to make all non-medical decisions related to the event</text:span></text:p>
            </draw:text-box>
          </draw:frame>
        </draw:g>
        <draw:g>
          <draw:g>
            <draw:polygon draw:style-name="gr1" draw:text-style-name="P1" draw:layer="layout" svg:width="4.7cm" svg:height="2.1cm" svg:x="1.5cm" svg:y="49.81cm" svg:viewBox="0 0 4701 2101" draw:points="0,2101 4701,2101 4701,0 0,0">
              <text:p/>
            </draw:polygon>
            <draw:polygon draw:style-name="gr2" draw:text-style-name="P2" draw:layer="layout" svg:width="4.7cm" svg:height="2.1cm" svg:x="1.5cm" svg:y="49.81cm" svg:viewBox="0 0 4701 2101" draw:points="0,2101 4701,2101 4701,0 0,0">
              <text:p/>
            </draw:polygon>
          </draw:g>
          <draw:frame draw:style-name="gr38" draw:text-style-name="P2" draw:layer="layout" svg:width="4.7cm" svg:height="2.305cm" svg:x="1.5cm" svg:y="49.708cm">
            <draw:text-box>
              <text:p text:style-name="P3"><text:span text:style-name="T7">Coordinate transport off-site to medical facilities (including gate permissions and designated drivers)</text:span></text:p>
            </draw:text-box>
          </draw:frame>
        </draw:g>
        <draw:g>
          <draw:g>
            <draw:polygon draw:style-name="gr1" draw:text-style-name="P1" draw:layer="layout" svg:width="4.7cm" svg:height="1.085cm" svg:x="1.5cm" svg:y="52.417cm" svg:viewBox="0 0 4701 1086" draw:points="0,1086 4701,1086 4701,0 0,0">
              <text:p/>
            </draw:polygon>
            <draw:polygon draw:style-name="gr2" draw:text-style-name="P2" draw:layer="layout" svg:width="4.7cm" svg:height="1.085cm" svg:x="1.5cm" svg:y="52.417cm" svg:viewBox="0 0 4701 1086" draw:points="0,1086 4701,1086 4701,0 0,0">
              <text:p/>
            </draw:polygon>
          </draw:g>
          <draw:frame draw:style-name="gr10" draw:text-style-name="P2" draw:layer="layout" svg:width="4.7cm" svg:height="1.177cm" svg:x="1.5cm" svg:y="52.371cm">
            <draw:text-box>
              <text:p text:style-name="P3"><text:span text:style-name="T7">Coordinate Gate permissions with SL</text:span></text:p>
            </draw:text-box>
          </draw:frame>
        </draw:g>
        <draw:g>
          <draw:g>
            <draw:polygon draw:style-name="gr1" draw:text-style-name="P1" draw:layer="layout" svg:width="4.7cm" svg:height="1.99cm" svg:x="1.5cm" svg:y="57.565cm" svg:viewBox="0 0 4701 1991" draw:points="0,1991 4701,1991 4701,0 0,0">
              <text:p/>
            </draw:polygon>
            <draw:polygon draw:style-name="gr2" draw:text-style-name="P2" draw:layer="layout" svg:width="4.7cm" svg:height="1.99cm" svg:x="1.5cm" svg:y="57.565cm" svg:viewBox="0 0 4701 1991" draw:points="0,1991 4701,1991 4701,0 0,0">
              <text:p/>
            </draw:polygon>
          </draw:g>
          <draw:frame draw:style-name="gr39" draw:text-style-name="P2" draw:layer="layout" svg:width="4.7cm" svg:height="1.99cm" svg:x="1.5cm" svg:y="57.565cm">
            <draw:text-box>
              <text:p text:style-name="P3"><text:span text:style-name="T7">Cooperate with LE: </text:span><text:span text:style-name="T14">ONLY MSL AND SL interact with LE in criminal cases!</text:span></text:p>
            </draw:text-box>
          </draw:frame>
        </draw:g>
        <draw:g>
          <draw:g>
            <draw:polygon draw:style-name="gr1" draw:text-style-name="P1" draw:layer="layout" svg:width="4.7cm" svg:height="1.7cm" svg:x="1.5cm" svg:y="55.51cm" svg:viewBox="0 0 4701 1701" draw:points="0,1701 4701,1701 4701,0 0,0">
              <text:p/>
            </draw:polygon>
            <draw:path draw:style-name="gr32" draw:text-style-name="P2" draw:layer="layout" svg:width="4.7cm" svg:height="1.7cm" svg:x="1.5cm" svg:y="55.51cm" svg:viewBox="0 0 4701 1701" svg:d="M0 1701h4701v-1701h-4701zM160 1701v-1701M4541 1701v-1701">
              <text:p/>
            </draw:path>
          </draw:g>
          <draw:frame draw:style-name="gr40" draw:text-style-name="P2" draw:layer="layout" svg:width="4.38cm" svg:height="1.7cm" svg:x="1.66cm" svg:y="55.51cm">
            <draw:text-box>
              <text:p text:style-name="P3"><text:span text:style-name="T14">Follow eviction protocol to make eviction decisions! </text:span></text:p>
            </draw:text-box>
          </draw:frame>
        </draw:g>
        <draw:polygon draw:style-name="gr17" draw:text-style-name="P2" draw:layer="layout" svg:width="0cm" svg:height="0.249cm" svg:x="3.85cm" svg:y="55.26cm" svg:viewBox="0 0 0 250" draw:points="0,250 0,0 0,0">
          <text:p/>
        </draw:polygon>
        <draw:line draw:style-name="gr17" draw:text-style-name="P2" draw:layer="layout" svg:x1="3.85cm" svg:y1="55.31cm" svg:x2="3.85cm" svg:y2="55.509cm">
          <text:p/>
        </draw:line>
        <draw:g>
          <draw:g>
            <draw:polygon draw:style-name="gr1" draw:text-style-name="P1" draw:layer="layout" svg:width="4cm" svg:height="1cm" svg:x="6.786cm" svg:y="45.31cm" svg:viewBox="0 0 4001 1001" draw:points="0,1001 4001,1001 4001,0 0,0">
              <text:p/>
            </draw:polygon>
            <draw:polygon draw:style-name="gr2" draw:text-style-name="P2" draw:layer="layout" svg:width="4cm" svg:height="1cm" svg:x="6.786cm" svg:y="45.31cm" svg:viewBox="0 0 4001 1001" draw:points="0,1001 4001,1001 4001,0 0,0">
              <text:p/>
            </draw:polygon>
          </draw:g>
          <draw:frame draw:style-name="gr10" draw:text-style-name="P2" draw:layer="layout" svg:width="4cm" svg:height="1.177cm" svg:x="6.786cm" svg:y="45.222cm">
            <draw:text-box>
              <text:p text:style-name="P3"><text:span text:style-name="T7">Diffuse the immediate situation</text:span></text:p>
            </draw:text-box>
          </draw:frame>
        </draw:g>
        <draw:g>
          <draw:g>
            <draw:polygon draw:style-name="gr1" draw:text-style-name="P1" draw:layer="layout" svg:width="4cm" svg:height="0.555cm" svg:x="6.796cm" svg:y="46.655cm" svg:viewBox="0 0 4001 556" draw:points="0,556 4001,556 4001,0 0,0">
              <text:p/>
            </draw:polygon>
            <draw:path draw:style-name="gr2" draw:text-style-name="P2" draw:layer="layout" svg:width="4cm" svg:height="0.555cm" svg:x="6.796cm" svg:y="46.655cm" svg:viewBox="0 0 4001 556" svg:d="M0 556h4001v-556h-4001zM160 556v-556M3841 556v-556">
              <text:p/>
            </draw:path>
          </draw:g>
          <draw:frame draw:style-name="gr37" draw:text-style-name="P2" draw:layer="layout" svg:width="3.68cm" svg:height="0.613cm" svg:x="6.956cm" svg:y="46.626cm">
            <draw:text-box>
              <text:p text:style-name="P3"><text:span text:style-name="T7">Separate the parties</text:span></text:p>
            </draw:text-box>
          </draw:frame>
        </draw:g>
        <draw:polyline draw:style-name="gr17" draw:text-style-name="P2" draw:layer="layout" svg:width="0.01cm" svg:height="0.345cm" svg:x="8.786cm" svg:y="46.31cm" svg:viewBox="0 0 11 346" draw:points="0,0 0,188 11,188 11,346">
          <text:p/>
        </draw:polyline>
        <draw:g>
          <draw:g>
            <draw:polygon draw:style-name="gr1" draw:text-style-name="P1" draw:layer="layout" svg:width="4cm" svg:height="1cm" svg:x="6.814cm" svg:y="49.685cm" svg:viewBox="0 0 4001 1001" draw:points="0,1001 4001,1001 4001,0 0,0">
              <text:p/>
            </draw:polygon>
            <draw:path draw:style-name="gr2" draw:text-style-name="P2" draw:layer="layout" svg:width="4cm" svg:height="1cm" svg:x="6.814cm" svg:y="49.685cm" svg:viewBox="0 0 4001 1001" svg:d="M0 1001h4001v-1001h-4001zM160 1001v-1001M3841 1001v-1001">
              <text:p/>
            </draw:path>
          </draw:g>
          <draw:frame draw:style-name="gr10" draw:text-style-name="P2" draw:layer="layout" svg:width="3.68cm" svg:height="1.177cm" svg:x="6.974cm" svg:y="49.597cm">
            <draw:text-box>
              <text:p text:style-name="P3"><text:span text:style-name="T7">Clear the area of onlookers</text:span></text:p>
            </draw:text-box>
          </draw:frame>
        </draw:g>
        <draw:g>
          <draw:g>
            <draw:polygon draw:style-name="gr1" draw:text-style-name="P1" draw:layer="layout" svg:width="4cm" svg:height="1.3cm" svg:x="6.814cm" svg:y="43.51cm" svg:viewBox="0 0 4001 1301" draw:points="0,1301 4001,1301 4001,0 0,0">
              <text:p/>
            </draw:polygon>
            <draw:polygon draw:style-name="gr2" draw:text-style-name="P2" draw:layer="layout" svg:width="4cm" svg:height="1.3cm" svg:x="6.814cm" svg:y="43.51cm" svg:viewBox="0 0 4001 1301" draw:points="0,1301 4001,1301 4001,0 0,0">
              <text:p/>
            </draw:polygon>
          </draw:g>
          <draw:frame draw:style-name="gr36" draw:text-style-name="P2" draw:layer="layout" svg:width="4cm" svg:height="1.3cm" svg:x="6.814cm" svg:y="43.51cm">
            <draw:text-box>
              <text:p text:style-name="P3"><text:span text:style-name="T7">Follow MSL instructions at all times</text:span></text:p>
            </draw:text-box>
          </draw:frame>
        </draw:g>
        <draw:g>
          <draw:g>
            <draw:polygon draw:style-name="gr1" draw:text-style-name="P1" draw:layer="layout" svg:width="4cm" svg:height="1.522cm" svg:x="11.799cm" svg:y="46.96cm" svg:viewBox="0 0 4001 1523" draw:points="0,1523 4001,1523 4001,0 0,0">
              <text:p/>
            </draw:polygon>
            <draw:path draw:style-name="gr32" draw:text-style-name="P2" draw:layer="layout" svg:width="4cm" svg:height="1.522cm" svg:x="11.799cm" svg:y="46.96cm" svg:viewBox="0 0 4001 1523" svg:d="M0 1523h4001v-1523h-4001zM160 1523v-1523M3840 1523v-1523">
              <text:p/>
            </draw:path>
          </draw:g>
          <draw:frame draw:style-name="gr11" draw:text-style-name="P2" draw:layer="layout" svg:width="3.68cm" svg:height="1.741cm" svg:x="11.959cm" svg:y="46.851cm">
            <draw:text-box>
              <text:p text:style-name="P3"><text:span text:style-name="T14">NOTE: DO NOT attempt to apprehend anyone!</text:span></text:p>
            </draw:text-box>
          </draw:frame>
        </draw:g>
        <draw:polyline draw:style-name="gr17" draw:text-style-name="P2" draw:layer="layout" svg:width="1.004cm" svg:height="0.789cm" svg:x="10.796cm" svg:y="46.933cm" svg:viewBox="0 0 1005 790" draw:points="0,0 376,0 376,790 1005,790">
          <text:p/>
        </draw:polyline>
        <draw:g>
          <draw:g>
            <draw:polygon draw:style-name="gr1" draw:text-style-name="P1" draw:layer="layout" svg:width="4.7cm" svg:height="1.6cm" svg:x="1.5cm" svg:y="46.06cm" svg:viewBox="0 0 4701 1601" draw:points="0,1601 4701,1601 4701,0 0,0">
              <text:p/>
            </draw:polygon>
            <draw:polygon draw:style-name="gr41" draw:text-style-name="P2" draw:layer="layout" svg:width="4.7cm" svg:height="1.6cm" svg:x="1.5cm" svg:y="46.06cm" svg:viewBox="0 0 4701 1601" draw:points="0,1601 4701,1601 4701,0 0,0">
              <text:p/>
            </draw:polygon>
          </draw:g>
          <draw:frame draw:style-name="gr11" draw:text-style-name="P2" draw:layer="layout" svg:width="4.7cm" svg:height="2.305cm" svg:x="1.5cm" svg:y="45.708cm">
            <draw:text-box>
              <text:p text:style-name="P3"><text:span text:style-name="T11">Together w Welfare Enough lead, SL, manage incident + victim(s) care + documentation</text:span></text:p>
            </draw:text-box>
          </draw:frame>
        </draw:g>
        <draw:g>
          <draw:g>
            <draw:polygon draw:style-name="gr1" draw:text-style-name="P1" draw:layer="layout" svg:width="4cm" svg:height="2.015cm" svg:x="6.814cm" svg:y="50.985cm" svg:viewBox="0 0 4001 2016" draw:points="0,2016 4001,2016 4001,0 0,0">
              <text:p/>
            </draw:polygon>
            <draw:path draw:style-name="gr2" draw:text-style-name="P2" draw:layer="layout" svg:width="4cm" svg:height="2.015cm" svg:x="6.814cm" svg:y="50.985cm" svg:viewBox="0 0 4001 2016" svg:d="M0 2016h4001v-2016h-4001zM160 2016v-2016M3840 2016v-2016">
              <text:p/>
            </draw:path>
          </draw:g>
          <draw:frame draw:style-name="gr38" draw:text-style-name="P2" draw:layer="layout" svg:width="3.68cm" svg:height="2.305cm" svg:x="6.974cm" svg:y="50.84cm">
            <draw:text-box>
              <text:p text:style-name="P3"><text:span text:style-name="T7">Identify (sober) witnesses who can help to identify what happened</text:span></text:p>
            </draw:text-box>
          </draw:frame>
        </draw:g>
        <draw:g>
          <draw:g>
            <draw:polygon draw:style-name="gr1" draw:text-style-name="P1" draw:layer="layout" svg:width="4cm" svg:height="1.3cm" svg:x="6.814cm" svg:y="48cm" svg:viewBox="0 0 4001 1301" draw:points="0,1301 4001,1301 4001,0 0,0">
              <text:p/>
            </draw:polygon>
            <draw:polygon draw:style-name="gr32" draw:text-style-name="P2" draw:layer="layout" svg:width="4cm" svg:height="1.3cm" svg:x="6.814cm" svg:y="48cm" svg:viewBox="0 0 4001 1301" draw:points="0,1301 4001,1301 4001,0 0,0">
              <text:p/>
            </draw:polygon>
          </draw:g>
          <draw:frame draw:style-name="gr11" draw:text-style-name="P2" draw:layer="layout" svg:width="4cm" svg:height="1.741cm" svg:x="6.814cm" svg:y="47.78cm">
            <draw:text-box>
              <text:p text:style-name="P3"><text:span text:style-name="T14">Wait for MSL. Handover incident. Follow MSL instructions.</text:span></text:p>
            </draw:text-box>
          </draw:frame>
        </draw:g>
        <draw:line draw:style-name="gr17" draw:text-style-name="P2" draw:layer="layout" svg:x1="8.814cm" svg:y1="49.3cm" svg:x2="8.814cm" svg:y2="49.685cm">
          <text:p/>
        </draw:line>
        <draw:g>
          <draw:g>
            <draw:path draw:style-name="gr1" draw:text-style-name="P1" draw:layer="layout" svg:width="3.791cm" svg:height="1.355cm" svg:x="18.911cm" svg:y="41.73cm" svg:viewBox="0 0 3792 1356" svg:d="M3292 1356c92 0 170-21 250-67s137-104 183-183c46-80 67-158 67-250v-356c0-92-21-170-67-250-46-79-103-137-183-183s-158-67-250-67h-2793c-91 0-169 21-249 67s-137 104-183 183c-46 80-67 158-67 250v356c0 92 21 170 67 250 46 79 103 137 183 183s158 67 249 67z">
              <text:p/>
            </draw:path>
            <draw:path draw:style-name="gr2" draw:text-style-name="P2" draw:layer="layout" svg:width="3.791cm" svg:height="1.355cm" svg:x="18.911cm" svg:y="41.73cm" svg:viewBox="0 0 3792 1356" svg:d="M3292 1356c92 0 170-21 250-67s137-104 183-183c46-80 67-158 67-250v-356c0-92-21-170-67-250-46-79-103-137-183-183s-158-67-250-67h-2793c-91 0-169 21-249 67s-137 104-183 183c-46 80-67 158-67 250v356c0 92 21 170 67 250 46 79 103 137 183 183s158 67 249 67z">
              <text:p/>
            </draw:path>
          </draw:g>
          <draw:frame draw:style-name="gr8" draw:text-style-name="P2" draw:layer="layout" svg:width="3.791cm" svg:height="1.57cm" svg:x="18.911cm" svg:y="41.623cm">
            <draw:text-box>
              <text:p text:style-name="P3"><text:span text:style-name="T5">SL</text:span></text:p>
            </draw:text-box>
          </draw:frame>
        </draw:g>
        <draw:g>
          <draw:g>
            <draw:polygon draw:style-name="gr1" draw:text-style-name="P1" draw:layer="layout" svg:width="3.345cm" svg:height="1.475cm" svg:x="19.154cm" svg:y="43.485cm" svg:viewBox="0 0 3346 1476" draw:points="0,1476 3346,1476 3346,0 0,0">
              <text:p/>
            </draw:polygon>
            <draw:polygon draw:style-name="gr2" draw:text-style-name="P2" draw:layer="layout" svg:width="3.345cm" svg:height="1.475cm" svg:x="19.154cm" svg:y="43.485cm" svg:viewBox="0 0 3346 1476" draw:points="0,1476 3346,1476 3346,0 0,0">
              <text:p/>
            </draw:polygon>
          </draw:g>
          <draw:frame draw:style-name="gr11" draw:text-style-name="P2" draw:layer="layout" svg:width="3.345cm" svg:height="1.741cm" svg:x="19.154cm" svg:y="43.352cm">
            <draw:text-box>
              <text:p text:style-name="P3"><text:span text:style-name="T7">Meet LE (if called) and bring them to scene</text:span></text:p>
            </draw:text-box>
          </draw:frame>
        </draw:g>
        <draw:g>
          <draw:g>
            <draw:polygon draw:style-name="gr1" draw:text-style-name="P1" draw:layer="layout" svg:width="3.35cm" svg:height="1.9cm" svg:x="19.15cm" svg:y="48.96cm" svg:viewBox="0 0 3351 1901" draw:points="0,1901 3351,1901 3351,0 0,0">
              <text:p/>
            </draw:polygon>
            <draw:polygon draw:style-name="gr2" draw:text-style-name="P2" draw:layer="layout" svg:width="3.35cm" svg:height="1.9cm" svg:x="19.15cm" svg:y="48.96cm" svg:viewBox="0 0 3351 1901" draw:points="0,1901 3351,1901 3351,0 0,0">
              <text:p/>
            </draw:polygon>
          </draw:g>
          <draw:frame draw:style-name="gr38" draw:text-style-name="P2" draw:layer="layout" svg:width="3.35cm" svg:height="2.305cm" svg:x="19.15cm" svg:y="48.758cm">
            <draw:text-box>
              <text:p text:style-name="P3"><text:span text:style-name="T7">Cooperate with LE: </text:span><text:span text:style-name="T14">ONLY MSL AND SL interact with LE in criminal cases!</text:span></text:p>
            </draw:text-box>
          </draw:frame>
        </draw:g>
        <draw:g>
          <draw:g>
            <draw:polygon draw:style-name="gr1" draw:text-style-name="P1" draw:layer="layout" svg:width="3.343cm" svg:height="1.95cm" svg:x="19.129cm" svg:y="51.51cm" svg:viewBox="0 0 3344 1951" draw:points="0,1951 3344,1951 3344,0 0,0">
              <text:p/>
            </draw:polygon>
            <draw:path draw:style-name="gr32" draw:text-style-name="P2" draw:layer="layout" svg:width="3.343cm" svg:height="1.95cm" svg:x="19.129cm" svg:y="51.51cm" svg:viewBox="0 0 3344 1951" svg:d="M0 1951h3344v-1951h-3344zM160 1951v-1951M3184 1951v-1951">
              <text:p/>
            </draw:path>
          </draw:g>
          <draw:frame draw:style-name="gr38" draw:text-style-name="P2" draw:layer="layout" svg:width="3.023cm" svg:height="2.305cm" svg:x="19.289cm" svg:y="51.333cm">
            <draw:text-box>
              <text:p text:style-name="P3"><text:span text:style-name="T14">Follow eviction protocol to make eviction decisions! </text:span></text:p>
            </draw:text-box>
          </draw:frame>
        </draw:g>
        <draw:polyline draw:style-name="gr17" draw:text-style-name="P2" draw:layer="layout" svg:width="0cm" svg:height="0.249cm" svg:x="20.8cm" svg:y="49.96cm" svg:viewBox="0 0 0 250" draw:points="0,250 0,0 0,0 0,249">
          <text:p/>
        </draw:polyline>
        <draw:g>
          <draw:g>
            <draw:path draw:style-name="gr1" draw:text-style-name="P1" draw:layer="layout" svg:width="3.003cm" svg:height="1.5cm" svg:x="23.099cm" svg:y="41.66cm" svg:viewBox="0 0 3004 1501" svg:d="M2504 1501c92 0 170-21 250-67s137-103 183-183 67-158 67-250v-502c0-91-21-169-67-249s-103-137-183-183-158-67-250-67h-2005c-91 0-169 21-249 67s-137 103-183 183-67 158-67 249v502c0 92 21 170 67 250s103 137 183 183 158 67 249 67z">
              <text:p/>
            </draw:path>
            <draw:path draw:style-name="gr2" draw:text-style-name="P2" draw:layer="layout" svg:width="3.003cm" svg:height="1.5cm" svg:x="23.099cm" svg:y="41.66cm" svg:viewBox="0 0 3004 1501" svg:d="M2504 1501c92 0 170-21 250-67s137-103 183-183 67-158 67-250v-502c0-91-21-169-67-249s-103-137-183-183-158-67-250-67h-2005c-91 0-169 21-249 67s-137 103-183 183-67 158-67 249v502c0 92 21 170 67 250s103 137 183 183 158 67 249 67z">
              <text:p/>
            </draw:path>
          </draw:g>
          <draw:frame draw:style-name="gr8" draw:text-style-name="P2" draw:layer="layout" svg:width="3.003cm" svg:height="1.57cm" svg:x="23.099cm" svg:y="41.625cm">
            <draw:text-box>
              <text:p text:style-name="P3"><text:span text:style-name="T5">WE</text:span></text:p>
            </draw:text-box>
          </draw:frame>
        </draw:g>
        <draw:g>
          <draw:g>
            <draw:polygon draw:style-name="gr1" draw:text-style-name="P1" draw:layer="layout" svg:width="3.003cm" svg:height="1.065cm" svg:x="23.099cm" svg:y="46.227cm" svg:viewBox="0 0 3004 1066" draw:points="0,1066 3004,1066 3004,0 0,0">
              <text:p/>
            </draw:polygon>
            <draw:polygon draw:style-name="gr2" draw:text-style-name="P2" draw:layer="layout" svg:width="3.003cm" svg:height="1.065cm" svg:x="23.099cm" svg:y="46.227cm" svg:viewBox="0 0 3004 1066" draw:points="0,1066 3004,1066 3004,0 0,0">
              <text:p/>
            </draw:polygon>
          </draw:g>
          <draw:frame draw:style-name="gr10" draw:text-style-name="P2" draw:layer="layout" svg:width="3.003cm" svg:height="1.177cm" svg:x="23.099cm" svg:y="46.171cm">
            <draw:text-box>
              <text:p text:style-name="P3"><text:span text:style-name="T7">Keep record of all involved </text:span></text:p>
            </draw:text-box>
          </draw:frame>
        </draw:g>
        <draw:g>
          <draw:g>
            <draw:polygon draw:style-name="gr1" draw:text-style-name="P1" draw:layer="layout" svg:width="3.003cm" svg:height="2.475cm" svg:x="23.099cm" svg:y="43.485cm" svg:viewBox="0 0 3004 2476" draw:points="0,2476 3004,2476 3004,0 0,0">
              <text:p/>
            </draw:polygon>
            <draw:polygon draw:style-name="gr2" draw:text-style-name="P2" draw:layer="layout" svg:width="3.003cm" svg:height="2.475cm" svg:x="23.099cm" svg:y="43.485cm" svg:viewBox="0 0 3004 2476" draw:points="0,2476 3004,2476 3004,0 0,0">
              <text:p/>
            </draw:polygon>
          </draw:g>
          <draw:frame draw:style-name="gr29" draw:text-style-name="P2" draw:layer="layout" svg:width="3.003cm" svg:height="2.869cm" svg:x="23.099cm" svg:y="43.288cm">
            <draw:text-box>
              <text:p text:style-name="P3"><text:span text:style-name="T7">Emotional support for any non-medically affected individuals</text:span></text:p>
            </draw:text-box>
          </draw:frame>
        </draw:g>
        <draw:g>
          <draw:g>
            <draw:polygon draw:style-name="gr1" draw:text-style-name="P1" draw:layer="layout" svg:width="3.35cm" svg:height="2.662cm" svg:x="19.15cm" svg:y="45.44cm" svg:viewBox="0 0 3351 2663" draw:points="0,2663 3351,2663 3351,0 0,0">
              <text:p/>
            </draw:polygon>
            <draw:polygon draw:style-name="gr41" draw:text-style-name="P2" draw:layer="layout" svg:width="3.35cm" svg:height="2.662cm" svg:x="19.15cm" svg:y="45.44cm" svg:viewBox="0 0 3351 2663" draw:points="0,2663 3351,2663 3351,0 0,0">
              <text:p/>
            </draw:polygon>
          </draw:g>
          <draw:frame draw:style-name="gr42" draw:text-style-name="P4" draw:layer="layout" svg:width="3.35cm" svg:height="3.656cm" svg:x="19.15cm" svg:y="44.944cm">
            <draw:text-box>
              <text:p text:style-name="P3"><text:span text:style-name="T11">Together w MSL, Welfare Enough lead, manage incident + victim(s) care + documentation</text:span></text:p>
            </draw:text-box>
          </draw:frame>
        </draw:g>
        <draw:g>
          <draw:g>
            <draw:polygon draw:style-name="gr1" draw:text-style-name="P1" draw:layer="layout" svg:width="3.003cm" svg:height="2.1cm" svg:x="23.099cm" svg:y="47.56cm" svg:viewBox="0 0 3004 2101" draw:points="0,2101 3004,2101 3004,0 0,0">
              <text:p/>
            </draw:polygon>
            <draw:polygon draw:style-name="gr41" draw:text-style-name="P2" draw:layer="layout" svg:width="3.003cm" svg:height="2.1cm" svg:x="23.099cm" svg:y="47.56cm" svg:viewBox="0 0 3004 2101" draw:points="0,2101 3004,2101 3004,0 0,0">
              <text:p/>
            </draw:polygon>
          </draw:g>
          <draw:frame draw:style-name="gr38" draw:text-style-name="P2" draw:layer="layout" svg:width="3.003cm" svg:height="2.869cm" svg:x="23.099cm" svg:y="47.176cm">
            <draw:text-box>
              <text:p text:style-name="P3"><text:span text:style-name="T11">Welfare Enough LEAD helps with victim care, together with MSL and SL</text:span></text:p>
            </draw:text-box>
          </draw:frame>
        </draw:g>
        <draw:g>
          <draw:g>
            <draw:path draw:style-name="gr1" draw:text-style-name="P1" draw:layer="layout" svg:width="2.3cm" svg:height="1.5cm" svg:x="26.601cm" svg:y="41.61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601cm" svg:y="41.61cm" svg:viewBox="0 0 2301 1501" svg:d="M1801 1501c92 0 170-21 250-67s137-103 183-183 67-158 67-250v-502c0-91-21-169-67-249s-103-137-183-183-158-67-250-67h-1302c-92 0-169 21-249 67s-137 103-183 183-67 158-67 249v502c0 92 21 170 67 250s103 137 183 183 157 67 249 67z">
              <text:p/>
            </draw:path>
          </draw:g>
          <draw:frame draw:style-name="gr9" draw:text-style-name="P2" draw:layer="layout" svg:width="2.3cm" svg:height="1.5cm" svg:x="26.601cm" svg:y="41.61cm">
            <draw:text-box>
              <text:p text:style-name="P3"><text:span text:style-name="T6">DRIVER</text:span></text:p>
            </draw:text-box>
          </draw:frame>
        </draw:g>
        <draw:g>
          <draw:g>
            <draw:polygon draw:style-name="gr1" draw:text-style-name="P1" draw:layer="layout" svg:width="2.3cm" svg:height="2.1cm" svg:x="26.601cm" svg:y="43.46cm" svg:viewBox="0 0 2301 2101" draw:points="0,2101 2301,2101 2301,0 0,0">
              <text:p/>
            </draw:polygon>
            <draw:polygon draw:style-name="gr2" draw:text-style-name="P2" draw:layer="layout" svg:width="2.3cm" svg:height="2.1cm" svg:x="26.601cm" svg:y="43.46cm" svg:viewBox="0 0 2301 2101" draw:points="0,2101 2301,2101 2301,0 0,0">
              <text:p/>
            </draw:polygon>
          </draw:g>
          <draw:frame draw:style-name="gr38" draw:text-style-name="P2" draw:layer="layout" svg:width="2.3cm" svg:height="2.305cm" svg:x="26.601cm" svg:y="43.358cm">
            <draw:text-box>
              <text:p text:style-name="P3"><text:span text:style-name="T7">Drives if instructed to do so by MSL only</text:span></text:p>
            </draw:text-box>
          </draw:frame>
        </draw:g>
        <draw:g>
          <draw:g>
            <draw:polygon draw:style-name="gr23" draw:text-style-name="P7" draw:layer="layout" svg:width="16.985cm" svg:height="4.8cm" svg:x="11.9cm" svg:y="54.46cm" svg:viewBox="0 0 16986 4801" draw:points="0,4801 16986,4801 16986,0 0,0">
              <text:p/>
            </draw:polygon>
            <draw:polygon draw:style-name="gr32" draw:text-style-name="P2" draw:layer="layout" svg:width="16.985cm" svg:height="4.8cm" svg:x="11.9cm" svg:y="54.46cm" svg:viewBox="0 0 16986 4801" draw:points="0,4801 16986,4801 16986,0 0,0">
              <text:p/>
            </draw:polygon>
          </draw:g>
          <draw:frame draw:style-name="gr43" draw:text-style-name="P13" draw:layer="layout" svg:width="16.985cm" svg:height="4.8cm" svg:x="11.9cm" svg:y="54.46cm">
            <draw:text-box>
              <text:p text:style-name="P11"><text:span text:style-name="T15">NOTES: </text:span></text:p>
              <text:p text:style-name="P12"><text:span text:style-name="T15">If the alleged suspect is intoxicated or agitated, they should not be approached. If he/she is out of control – on-site security or local law enforcement should be contacted by Site Lead to help contain the situation. We do not have the mandate to physically restrain people. Friends of the alleged suspect may do so at their own volition and risk, </text:span><text:span text:style-name="T16">but never upon the instruction of Nowhere crew</text:span><text:span text:style-name="T15"><text:line-break/></text:span><text:span text:style-name="T15">Everyone will cooperate fully with local law enforcement at all times. Only Site Lead and MSL will interact with local law enforcement in criminal cases.</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2.029cm" svg:y="61.42cm">
            <draw:text-box>
              <text:p text:style-name="P3"><text:span text:style-name="T5">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2" draw:layer="layout" svg:width="3.33cm" svg:height="1.5cm" svg:x="6.2cm" svg:y="61.455cm">
            <draw:text-box>
              <text:p text:style-name="P3"><text:span text:style-name="T8">NOMAD</text:span></text:p>
            </draw:text-box>
          </draw:frame>
        </draw:g>
        <draw:g>
          <draw:g>
            <draw:polygon draw:style-name="gr1" draw:text-style-name="P1" draw:layer="layout" svg:width="3.33cm" svg:height="2.65cm" svg:x="2cm" svg:y="67.025cm" svg:viewBox="0 0 3331 2651" draw:points="0,2651 3331,2651 3331,0 0,0">
              <text:p/>
            </draw:polygon>
            <draw:polygon draw:style-name="gr2" draw:text-style-name="P2" draw:layer="layout" svg:width="3.33cm" svg:height="2.65cm" svg:x="2cm" svg:y="67.025cm" svg:viewBox="0 0 3331 2651" draw:points="0,2651 3331,2651 3331,0 0,0">
              <text:p/>
            </draw:polygon>
          </draw:g>
          <draw:frame draw:style-name="gr14" draw:text-style-name="P4" draw:layer="layout" svg:width="3.33cm" svg:height="3.3cm" svg:x="2cm" svg:y="66.7cm">
            <draw:text-box>
              <text:p text:style-name="P3"><text:span text:style-name="T9">Liaise with Welfare Enough and SL — 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44" draw:text-style-name="P2" draw:layer="layout" svg:width="3.33cm" svg:height="3.725cm" svg:x="10.37cm" svg:y="66.077cm">
            <draw:text-box>
              <text:p text:style-name="P3"><text:span text:style-name="T9">Coordinate assistance to victim(s)/next of kin/friends during ongoing post-incident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45" draw:text-style-name="P2" draw:layer="layout" svg:width="3.33cm" svg:height="0.655cm" svg:x="2cm" svg:y="70.862cm">
            <draw:text-box>
              <text:p text:style-name="P3"><text:span text:style-name="T9">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11" draw:text-style-name="P2" draw:layer="layout" svg:width="3.101cm" svg:height="1.741cm" svg:x="2.114cm" svg:y="71.719cm">
            <draw:text-box>
              <text:p text:style-name="P3"><text:span text:style-name="T7">Victim(s)/Injured/Traumatized participants</text:span></text:p>
            </draw:text-box>
          </draw:frame>
        </draw:g>
        <draw:line draw:style-name="gr17"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11" draw:text-style-name="P2" draw:layer="layout" svg:width="3.33cm" svg:height="3.433cm" svg:x="6.2cm" svg:y="65.47cm">
            <draw:text-box>
              <text:p text:style-name="P3"><text:span text:style-name="T7">Only if directed by MSL, clean-up of hazardous materials (blood, etc.) (cordon in the meantime)</text:span></text:p>
            </draw:text-box>
          </draw:frame>
        </draw:g>
        <draw:frame draw:style-name="gr46" draw:text-style-name="P2" draw:layer="layout" svg:width="10.2cm" svg:height="5.21cm" svg:x="17.5cm" svg:y="73.743cm">
          <draw:text-box>
            <text:p text:style-name="P14"><text:span text:style-name="T17">**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0.37cm" svg:y="61.42cm">
            <draw:text-box>
              <text:p text:style-name="P3"><text:span text:style-name="T5">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18" draw:text-style-name="P2" draw:layer="layout" svg:width="3.33cm" svg:height="3.111cm" svg:x="10.37cm" svg:y="69.636cm">
            <draw:text-box>
              <text:p text:style-name="P3"><text:span text:style-name="T9">With NORG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21" draw:text-style-name="P2" draw:layer="layout" svg:width="3.101cm" svg:height="1.883cm" svg:x="10.485cm" svg:y="72.645cm">
            <draw:text-box>
              <text:p text:style-name="P15"><text:span text:style-name="T9">Possible Newsletter/flyer at No-Info</text:span></text:p>
            </draw:text-box>
          </draw:frame>
        </draw:g>
        <draw:line draw:style-name="gr17"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4.17cm" svg:y="61.425cm">
            <draw:text-box>
              <text:p text:style-name="P3"><text:span text:style-name="T5">W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2" draw:layer="layout" svg:width="3.33cm" svg:height="1.5cm" svg:x="18.035cm" svg:y="61.46cm">
            <draw:text-box>
              <text:p text:style-name="P3"><text:span text:style-name="T8">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9" draw:text-style-name="P2" draw:layer="layout" svg:width="3.33cm" svg:height="1.5cm" svg:x="21.87cm" svg:y="61.46cm">
            <draw:text-box>
              <text:p text:style-name="P3"><text:span text:style-name="T18">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9" draw:text-style-name="P2" draw:layer="layout" svg:width="3.165cm" svg:height="1.5cm" svg:x="25.635cm" svg:y="61.46cm">
            <draw:text-box>
              <text:p text:style-name="P3"><text:span text:style-name="T18">INTR</text:span></text:p>
            </draw:text-box>
          </draw:frame>
        </draw:g>
        <draw:g>
          <draw:g>
            <draw:polygon draw:style-name="gr1" draw:text-style-name="P1" draw:layer="layout" svg:width="3.33cm" svg:height="2.25cm" svg:x="10.37cm" svg:y="74.734cm" svg:viewBox="0 0 3331 2251" draw:points="0,2251 3331,2251 3331,0 0,0">
              <text:p/>
            </draw:polygon>
            <draw:polygon draw:style-name="gr28" draw:text-style-name="P2" draw:layer="layout" svg:width="3.33cm" svg:height="2.25cm" svg:x="10.37cm" svg:y="74.734cm" svg:viewBox="0 0 3331 2251" draw:points="0,2251 3331,2251 3331,0 0,0">
              <text:p/>
            </draw:polygon>
          </draw:g>
          <draw:frame draw:style-name="gr15" draw:text-style-name="P2" draw:layer="layout" svg:width="3.33cm" svg:height="2.497cm" svg:x="10.37cm" svg:y="74.611cm">
            <draw:text-box>
              <text:p text:style-name="P3"><text:span text:style-name="T19">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47" draw:text-style-name="P2" draw:layer="layout" svg:width="3.33cm" svg:height="1.505cm" svg:x="18.14cm" svg:y="68.467cm">
            <draw:text-box>
              <text:p text:style-name="P3"><text:span text:style-name="T9">Re-stock grab <text:s/>bag upon return</text:span></text:p>
            </draw:text-box>
          </draw:frame>
        </draw:g>
        <draw:frame draw:style-name="gr48" draw:text-style-name="P2" draw:layer="layout" svg:width="10.47cm" svg:height="2.646cm" svg:x="17.4cm" svg:y="71.014cm">
          <draw:text-box>
            <text:p text:style-name="P16"><text:span text:style-name="T20">REMEMBER: Stay professional. Respect participants’ privacy and DO NOT TELL STORIES. Do not be a part of the rumour mill!</text:span></text:p>
          </draw:text-box>
        </draw:frame>
        <draw:g>
          <draw:g>
            <draw:polygon draw:style-name="gr1" draw:text-style-name="P1" draw:layer="layout" svg:width="3.33cm" svg:height="2.053cm" svg:x="2.029cm" svg:y="73.881cm" svg:viewBox="0 0 3331 2054" draw:points="0,2054 3331,2054 3331,0 0,0">
              <text:p/>
            </draw:polygon>
            <draw:polygon draw:style-name="gr28" draw:text-style-name="P2" draw:layer="layout" svg:width="3.33cm" svg:height="2.053cm" svg:x="2.029cm" svg:y="73.881cm" svg:viewBox="0 0 3331 2054" draw:points="0,2054 3331,2054 3331,0 0,0">
              <text:p/>
            </draw:polygon>
          </draw:g>
          <draw:frame draw:style-name="gr15" draw:text-style-name="P2" draw:layer="layout" svg:width="3.33cm" svg:height="2.497cm" svg:x="2.029cm" svg:y="73.659cm">
            <draw:text-box>
              <text:p text:style-name="P3"><text:span text:style-name="T19">Together with SL, lead post-incident debrief + staff support</text:span></text:p>
            </draw:text-box>
          </draw:frame>
        </draw:g>
        <draw:g>
          <draw:g>
            <draw:polygon draw:style-name="gr1" draw:text-style-name="P1" draw:layer="layout" svg:width="3.33cm" svg:height="1.695cm" svg:x="6.269cm" svg:y="76.611cm" svg:viewBox="0 0 3331 1696" draw:points="0,1696 3331,1696 3331,0 0,0">
              <text:p/>
            </draw:polygon>
            <draw:polygon draw:style-name="gr2" draw:text-style-name="P2" draw:layer="layout" svg:width="3.33cm" svg:height="1.695cm" svg:x="6.269cm" svg:y="76.611cm" svg:viewBox="0 0 3331 1696" draw:points="0,1696 3331,1696 3331,0 0,0">
              <text:p/>
            </draw:polygon>
          </draw:g>
          <draw:frame draw:style-name="gr21" draw:text-style-name="P2" draw:layer="layout" svg:width="3.33cm" svg:height="1.883cm" svg:x="6.269cm" svg:y="76.517cm">
            <draw:text-box>
              <text:p text:style-name="P3"><text:span text:style-name="T9">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21" draw:text-style-name="P2" draw:layer="layout" svg:width="3.33cm" svg:height="1.883cm" svg:x="14.235cm" svg:y="66.345cm">
            <draw:text-box>
              <text:p text:style-name="P3"><text:span text:style-name="T9">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21" draw:text-style-name="P2" draw:layer="layout" svg:width="3.33cm" svg:height="1.883cm" svg:x="21.905cm" svg:y="66.319cm">
            <draw:text-box>
              <text:p text:style-name="P3"><text:span text:style-name="T9">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21" draw:text-style-name="P2" draw:layer="layout" svg:width="3.33cm" svg:height="1.883cm" svg:x="25.67cm" svg:y="66.319cm">
            <draw:text-box>
              <text:p text:style-name="P3"><text:span text:style-name="T9">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28" draw:text-style-name="P2" draw:layer="layout" svg:width="3.33cm" svg:height="2.053cm" svg:x="10.37cm" svg:y="77.307cm" svg:viewBox="0 0 3331 2054" draw:points="0,2054 3331,2054 3331,0 0,0">
              <text:p/>
            </draw:polygon>
          </draw:g>
          <draw:frame draw:style-name="gr15" draw:text-style-name="P2" draw:layer="layout" svg:width="3.33cm" svg:height="2.497cm" svg:x="10.37cm" svg:y="77.085cm">
            <draw:text-box>
              <text:p text:style-name="P3"><text:span text:style-name="T19">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49" draw:text-style-name="P2" draw:layer="layout" svg:width="26.971cm" svg:height="0.753cm" svg:x="2.029cm" svg:y="63.408cm" svg:viewBox="0 0 26972 754" draw:points="0,754 26972,754 26972,0 0,0">
              <text:p/>
            </draw:polygon>
          </draw:g>
          <draw:frame draw:style-name="gr50" draw:text-style-name="P2" draw:layer="layout" svg:width="26.971cm" svg:height="0.753cm" svg:x="2.029cm" svg:y="63.408cm">
            <draw:text-box>
              <text:p text:style-name="P3"><text:span text:style-name="T21">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21" draw:text-style-name="P2" draw:layer="layout" svg:width="3.33cm" svg:height="1.883cm" svg:x="18.135cm" svg:y="66.345cm">
            <draw:text-box>
              <text:p text:style-name="P3"><text:span text:style-name="T9">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51" draw:text-style-name="P2" draw:layer="layout" svg:width="3.33cm" svg:height="1.505cm" svg:x="2.029cm" svg:y="64.607cm" svg:viewBox="0 0 3331 1506" draw:points="0,1506 3331,1506 3331,0 0,0">
              <text:p/>
            </draw:polygon>
          </draw:g>
          <draw:frame draw:style-name="gr47" draw:text-style-name="P2" draw:layer="layout" svg:width="3.33cm" svg:height="1.505cm" svg:x="2.029cm" svg:y="64.607cm">
            <draw:text-box>
              <text:p text:style-name="P3"><text:span text:style-name="T22">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51" draw:text-style-name="P2" draw:layer="layout" svg:width="3.33cm" svg:height="1.505cm" svg:x="6.2cm" svg:y="64.607cm" svg:viewBox="0 0 3331 1506" draw:points="0,1506 3331,1506 3331,0 0,0">
              <text:p/>
            </draw:polygon>
          </draw:g>
          <draw:frame draw:style-name="gr47" draw:text-style-name="P2" draw:layer="layout" svg:width="3.33cm" svg:height="1.505cm" svg:x="6.2cm" svg:y="64.607cm">
            <draw:text-box>
              <text:p text:style-name="P3"><text:span text:style-name="T22">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51" draw:text-style-name="P2" draw:layer="layout" svg:width="3.33cm" svg:height="1.505cm" svg:x="10.25cm" svg:y="64.607cm" svg:viewBox="0 0 3331 1506" draw:points="0,1506 3331,1506 3331,0 0,0">
              <text:p/>
            </draw:polygon>
          </draw:g>
          <draw:frame draw:style-name="gr47" draw:text-style-name="P2" draw:layer="layout" svg:width="3.33cm" svg:height="1.505cm" svg:x="10.25cm" svg:y="64.607cm">
            <draw:text-box>
              <text:p text:style-name="P3"><text:span text:style-name="T22">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51" draw:text-style-name="P2" draw:layer="layout" svg:width="3.33cm" svg:height="1.505cm" svg:x="14.235cm" svg:y="64.607cm" svg:viewBox="0 0 3331 1506" draw:points="0,1506 3331,1506 3331,0 0,0">
              <text:p/>
            </draw:polygon>
          </draw:g>
          <draw:frame draw:style-name="gr47" draw:text-style-name="P2" draw:layer="layout" svg:width="3.33cm" svg:height="1.505cm" svg:x="14.235cm" svg:y="64.607cm">
            <draw:text-box>
              <text:p text:style-name="P3"><text:span text:style-name="T22">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51" draw:text-style-name="P2" draw:layer="layout" svg:width="3.33cm" svg:height="1.505cm" svg:x="18.15cm" svg:y="64.655cm" svg:viewBox="0 0 3331 1506" draw:points="0,1506 3331,1506 3331,0 0,0">
              <text:p/>
            </draw:polygon>
          </draw:g>
          <draw:frame draw:style-name="gr47" draw:text-style-name="P2" draw:layer="layout" svg:width="3.33cm" svg:height="1.505cm" svg:x="18.15cm" svg:y="64.655cm">
            <draw:text-box>
              <text:p text:style-name="P3"><text:span text:style-name="T22">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51" draw:text-style-name="P2" draw:layer="layout" svg:width="3.33cm" svg:height="1.505cm" svg:x="21.935cm" svg:y="64.655cm" svg:viewBox="0 0 3331 1506" draw:points="0,1506 3331,1506 3331,0 0,0">
              <text:p/>
            </draw:polygon>
          </draw:g>
          <draw:frame draw:style-name="gr47" draw:text-style-name="P2" draw:layer="layout" svg:width="3.33cm" svg:height="1.505cm" svg:x="21.935cm" svg:y="64.655cm">
            <draw:text-box>
              <text:p text:style-name="P3"><text:span text:style-name="T22">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51" draw:text-style-name="P2" draw:layer="layout" svg:width="3.33cm" svg:height="1.505cm" svg:x="25.635cm" svg:y="64.655cm" svg:viewBox="0 0 3331 1506" draw:points="0,1506 3331,1506 3331,0 0,0">
              <text:p/>
            </draw:polygon>
          </draw:g>
          <draw:frame draw:style-name="gr47" draw:text-style-name="P2" draw:layer="layout" svg:width="3.33cm" svg:height="1.505cm" svg:x="25.635cm" svg:y="64.655cm">
            <draw:text-box>
              <text:p text:style-name="P3"><text:span text:style-name="T22">Fills out an incident report.</text:span></text:p>
            </draw:text-box>
          </draw:frame>
        </draw:g>
        <draw:g>
          <draw:polygon draw:style-name="gr1" draw:text-style-name="P1" draw:layer="layout" svg:width="27.7cm" svg:height="1.516cm" svg:x="0.5cm" svg:y="38.46cm" svg:viewBox="0 0 27701 1517" draw:points="0,1517 27701,1517 27701,0 0,0">
            <text:p/>
          </draw:polygon>
          <draw:frame draw:style-name="gr52" draw:text-style-name="P2" draw:layer="layout" svg:width="27.7cm" svg:height="1.516cm" svg:x="0.5cm" svg:y="38.46cm">
            <draw:text-box>
              <text:p text:style-name="P3"><text:span text:style-name="T13">REMEMBER:</text:span><text:span text:style-name="T13"><text:line-break/></text:span><text:span text:style-name="T13">Victim(s) should be cared for by same-gendered crew members, preferably with counseling experience, whenever possible.</text:span></text:p>
            </draw:text-box>
          </draw:frame>
        </draw:g>
        <draw:g>
          <draw:polygon draw:style-name="gr1" draw:text-style-name="P1" draw:layer="layout" svg:width="3.33cm" svg:height="3.4cm" svg:x="6.369cm" svg:y="72.599cm" svg:viewBox="0 0 3331 3401" draw:points="0,3401 3331,3401 3331,0 0,0">
            <text:p/>
          </draw:polygon>
          <draw:polygon draw:style-name="gr2" draw:text-style-name="P2" draw:layer="layout" svg:width="3.33cm" svg:height="3.4cm" svg:x="6.369cm" svg:y="72.599cm" svg:viewBox="0 0 3331 3401" draw:points="0,3401 3331,3401 3331,0 0,0">
            <text:p/>
          </draw:polygon>
        </draw:g>
        <draw:frame draw:style-name="gr44" draw:text-style-name="P2" draw:layer="layout" svg:width="3.33cm" svg:height="3.725cm" svg:x="6.4cm" svg:y="72.675cm">
          <draw:text-box>
            <text:p text:style-name="P3"><text:span text:style-name="T9">Help disseminate post-incident information + prevention and diffusion of rumours + privacy</text:span></text:p>
          </draw:text-box>
        </draw:frame>
        <draw:g>
          <draw:g>
            <draw:polygon draw:style-name="gr1" draw:text-style-name="P1" draw:layer="layout" svg:width="3.33cm" svg:height="1.695cm" svg:x="6.4cm" svg:y="69.897cm" svg:viewBox="0 0 3331 1696" draw:points="0,1696 3331,1696 3331,0 0,0">
              <text:p/>
            </draw:polygon>
            <draw:polygon draw:style-name="gr2" draw:text-style-name="P2" draw:layer="layout" svg:width="3.33cm" svg:height="1.695cm" svg:x="6.4cm" svg:y="69.897cm" svg:viewBox="0 0 3331 1696" draw:points="0,1696 3331,1696 3331,0 0,0">
              <text:p/>
            </draw:polygon>
          </draw:g>
          <draw:frame draw:style-name="gr21" draw:text-style-name="P2" draw:layer="layout" svg:width="3.33cm" svg:height="3.111cm" svg:x="6.4cm" svg:y="69.189cm">
            <draw:text-box>
              <text:p text:style-name="P15"><text:span text:style-name="T9">If directed by MSL, proper disposal of Bio-hazardous material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dc:creator>adam mxgreggor</dc:creator>
    <dc:date>2015-05-20T19:36:28.639694000</dc:date>
    <meta:creation-date>2012-06-20T07:44:28Z</meta:creation-date>
    <meta:initial-creator>alanl</meta:initial-creator>
    <meta:generator>LibreOffice/4.4.0.3$MacOSX_X86_64 LibreOffice_project/de093506bcdc5fafd9023ee680b8c60e3e0645d7</meta:generator>
    <meta:editing-duration>PT11M31S</meta:editing-duration>
    <meta:editing-cycles>2</meta:editing-cycles>
    <meta:document-statistic meta:object-count="625"/>
  </office:meta>
</office:document-meta>
</file>